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49c2655" officeooo:paragraph-rsid="149c2655" style:font-style-asian="normal" style:font-style-complex="normal"/>
    </style:style>
    <style:style style:name="P44" style:family="paragraph" style:parent-style-name="Text_20_body">
      <style:text-properties fo:font-style="normal" officeooo:rsid="13fba4ae" officeooo:paragraph-rsid="13fba4ae" style:font-style-asian="normal" style:font-style-complex="normal"/>
    </style:style>
    <style:style style:name="P45"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6" style:family="paragraph" style:parent-style-name="Text_20_body">
      <style:text-properties officeooo:rsid="13b3b842" officeooo:paragraph-rsid="13b3b842"/>
    </style:style>
    <style:style style:name="P47" style:family="paragraph" style:parent-style-name="Text_20_body">
      <style:text-properties officeooo:rsid="13b7101e" officeooo:paragraph-rsid="13b7101e"/>
    </style:style>
    <style:style style:name="P48" style:family="paragraph" style:parent-style-name="Text_20_body">
      <style:text-properties officeooo:rsid="13bb9e30" officeooo:paragraph-rsid="13bb9e30"/>
    </style:style>
    <style:style style:name="P49" style:family="paragraph" style:parent-style-name="Text_20_body">
      <style:text-properties officeooo:rsid="13bf06bf" officeooo:paragraph-rsid="13bf06bf"/>
    </style:style>
    <style:style style:name="P50" style:family="paragraph" style:parent-style-name="Text_20_body">
      <style:text-properties officeooo:rsid="13c03a64" officeooo:paragraph-rsid="13c03a64"/>
    </style:style>
    <style:style style:name="P51" style:family="paragraph" style:parent-style-name="Text_20_body">
      <style:text-properties officeooo:rsid="13c76903" officeooo:paragraph-rsid="13c76903"/>
    </style:style>
    <style:style style:name="P52" style:family="paragraph" style:parent-style-name="Text_20_body">
      <style:text-properties officeooo:rsid="13c8eab5" officeooo:paragraph-rsid="13c8eab5"/>
    </style:style>
    <style:style style:name="P53" style:family="paragraph" style:parent-style-name="Text_20_body">
      <style:text-properties officeooo:rsid="13cbf0d8" officeooo:paragraph-rsid="13cbf0d8"/>
    </style:style>
    <style:style style:name="P54" style:family="paragraph" style:parent-style-name="Text_20_body">
      <style:text-properties officeooo:rsid="13d68edc" officeooo:paragraph-rsid="13d68edc"/>
    </style:style>
    <style:style style:name="P55" style:family="paragraph" style:parent-style-name="Text_20_body">
      <style:text-properties officeooo:rsid="13f89fce" officeooo:paragraph-rsid="13f89fce"/>
    </style:style>
    <style:style style:name="P56" style:family="paragraph" style:parent-style-name="Text_20_body">
      <style:text-properties officeooo:rsid="13fba4ae" officeooo:paragraph-rsid="13fba4ae"/>
    </style:style>
    <style:style style:name="P57" style:family="paragraph" style:parent-style-name="Text_20_body">
      <style:text-properties officeooo:rsid="1401b102" officeooo:paragraph-rsid="1401b102"/>
    </style:style>
    <style:style style:name="P58" style:family="paragraph" style:parent-style-name="Text_20_body">
      <style:text-properties style:text-line-through-style="none" style:text-line-through-type="none" officeooo:rsid="13ade463" officeooo:paragraph-rsid="13ade463"/>
    </style:style>
    <style:style style:name="P59"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60" style:family="paragraph" style:parent-style-name="Text_20_body">
      <style:text-properties style:text-line-through-style="none" style:text-line-through-type="none" officeooo:rsid="13b1257e" officeooo:paragraph-rsid="13b1257e"/>
    </style:style>
    <style:style style:name="P61" style:family="paragraph" style:parent-style-name="Text_20_body">
      <style:text-properties style:text-line-through-style="none" style:text-line-through-type="none" officeooo:rsid="14851a81" officeooo:paragraph-rsid="14851a81"/>
    </style:style>
    <style:style style:name="P62" style:family="paragraph" style:parent-style-name="Text_20_body">
      <style:text-properties officeooo:rsid="141268c5" officeooo:paragraph-rsid="141268c5"/>
    </style:style>
    <style:style style:name="P63" style:family="paragraph" style:parent-style-name="Text_20_body">
      <style:text-properties officeooo:rsid="1416b74f" officeooo:paragraph-rsid="1416b74f"/>
    </style:style>
    <style:style style:name="P64" style:family="paragraph" style:parent-style-name="Text_20_body">
      <style:text-properties officeooo:rsid="141847e9" officeooo:paragraph-rsid="141847e9"/>
    </style:style>
    <style:style style:name="P65" style:family="paragraph" style:parent-style-name="Text_20_body">
      <style:text-properties officeooo:rsid="14200f9e" officeooo:paragraph-rsid="14200f9e"/>
    </style:style>
    <style:style style:name="P66" style:family="paragraph" style:parent-style-name="Text_20_body">
      <style:text-properties officeooo:rsid="14262703" officeooo:paragraph-rsid="14262703"/>
    </style:style>
    <style:style style:name="P67" style:family="paragraph" style:parent-style-name="Text_20_body">
      <style:text-properties officeooo:rsid="14311d8a" officeooo:paragraph-rsid="14311d8a"/>
    </style:style>
    <style:style style:name="P68" style:family="paragraph" style:parent-style-name="Text_20_body">
      <style:text-properties officeooo:rsid="14326e2f" officeooo:paragraph-rsid="14326e2f"/>
    </style:style>
    <style:style style:name="P69" style:family="paragraph" style:parent-style-name="Text_20_body">
      <style:text-properties officeooo:rsid="1437db6e" officeooo:paragraph-rsid="1437db6e"/>
    </style:style>
    <style:style style:name="P70" style:family="paragraph" style:parent-style-name="Text_20_body">
      <style:text-properties officeooo:rsid="13ba1dce" officeooo:paragraph-rsid="13ba1dce"/>
    </style:style>
    <style:style style:name="P71" style:family="paragraph" style:parent-style-name="Text_20_body">
      <style:text-properties officeooo:rsid="143d5925" officeooo:paragraph-rsid="143d5925"/>
    </style:style>
    <style:style style:name="P72" style:family="paragraph" style:parent-style-name="Text_20_body">
      <style:text-properties officeooo:rsid="1442782b" officeooo:paragraph-rsid="1442782b"/>
    </style:style>
    <style:style style:name="P73" style:family="paragraph" style:parent-style-name="Text_20_body">
      <style:text-properties officeooo:rsid="139138c3" officeooo:paragraph-rsid="14461ef7"/>
    </style:style>
    <style:style style:name="P74" style:family="paragraph" style:parent-style-name="Text_20_body">
      <style:text-properties officeooo:rsid="1446aa2f" officeooo:paragraph-rsid="1446aa2f"/>
    </style:style>
    <style:style style:name="P75" style:family="paragraph" style:parent-style-name="Text_20_body">
      <style:text-properties officeooo:rsid="13dfae71" officeooo:paragraph-rsid="142fd1fa"/>
    </style:style>
    <style:style style:name="P76" style:family="paragraph" style:parent-style-name="Text_20_body">
      <style:text-properties officeooo:rsid="145c7f4d" officeooo:paragraph-rsid="145c7f4d"/>
    </style:style>
    <style:style style:name="P77" style:family="paragraph" style:parent-style-name="Text_20_body">
      <style:text-properties officeooo:rsid="146b89cf" officeooo:paragraph-rsid="146b89cf"/>
    </style:style>
    <style:style style:name="P78" style:family="paragraph" style:parent-style-name="Text_20_body">
      <style:text-properties officeooo:rsid="146c7e30" officeooo:paragraph-rsid="146c7e30"/>
    </style:style>
    <style:style style:name="P79" style:family="paragraph" style:parent-style-name="Text_20_body">
      <style:text-properties officeooo:rsid="14723309" officeooo:paragraph-rsid="1470fa68"/>
    </style:style>
    <style:style style:name="P80" style:family="paragraph" style:parent-style-name="Text_20_body">
      <style:text-properties officeooo:rsid="1472e7cd" officeooo:paragraph-rsid="1472e7cd"/>
    </style:style>
    <style:style style:name="P81" style:family="paragraph" style:parent-style-name="Text_20_body">
      <style:text-properties officeooo:rsid="1477d458" officeooo:paragraph-rsid="1477d458"/>
    </style:style>
    <style:style style:name="P82" style:family="paragraph" style:parent-style-name="Text_20_body">
      <style:text-properties officeooo:rsid="147a5566" officeooo:paragraph-rsid="147a5566"/>
    </style:style>
    <style:style style:name="P83" style:family="paragraph" style:parent-style-name="Text_20_body">
      <style:text-properties officeooo:paragraph-rsid="147e0f9f"/>
    </style:style>
    <style:style style:name="P84" style:family="paragraph" style:parent-style-name="Text_20_body">
      <style:text-properties officeooo:rsid="147fc1ea" officeooo:paragraph-rsid="147fc1ea"/>
    </style:style>
    <style:style style:name="P85" style:family="paragraph" style:parent-style-name="Text_20_body">
      <style:text-properties officeooo:paragraph-rsid="1481349b"/>
    </style:style>
    <style:style style:name="P86" style:family="paragraph" style:parent-style-name="Text_20_body">
      <style:text-properties officeooo:rsid="1483ac69" officeooo:paragraph-rsid="1483ac69"/>
    </style:style>
    <style:style style:name="P87" style:family="paragraph" style:parent-style-name="Text_20_body">
      <style:text-properties officeooo:rsid="1479deb5" officeooo:paragraph-rsid="1479deb5"/>
    </style:style>
    <style:style style:name="P88" style:family="paragraph" style:parent-style-name="Text_20_body">
      <style:text-properties officeooo:rsid="261c2577" officeooo:paragraph-rsid="1487a359"/>
    </style:style>
    <style:style style:name="P89" style:family="paragraph" style:parent-style-name="Text_20_body">
      <style:text-properties officeooo:rsid="26150323" officeooo:paragraph-rsid="1487a359"/>
    </style:style>
    <style:style style:name="P90" style:family="paragraph" style:parent-style-name="Text_20_body">
      <style:text-properties officeooo:rsid="2612f682" officeooo:paragraph-rsid="1487a359"/>
    </style:style>
    <style:style style:name="P91" style:family="paragraph" style:parent-style-name="Text_20_body">
      <style:text-properties officeooo:rsid="148b4f94" officeooo:paragraph-rsid="148b4f94"/>
    </style:style>
    <style:style style:name="P92" style:family="paragraph" style:parent-style-name="Text_20_body">
      <style:text-properties officeooo:rsid="260cf115" officeooo:paragraph-rsid="148e870f"/>
    </style:style>
    <style:style style:name="P93" style:family="paragraph" style:parent-style-name="Text_20_body">
      <style:text-properties officeooo:rsid="1492e411" officeooo:paragraph-rsid="1492e411"/>
    </style:style>
    <style:style style:name="P94" style:family="paragraph" style:parent-style-name="Text_20_body">
      <style:text-properties officeooo:paragraph-rsid="1492e411"/>
    </style:style>
    <style:style style:name="P95" style:family="paragraph" style:parent-style-name="Text_20_body">
      <style:text-properties officeooo:rsid="14963ef0" officeooo:paragraph-rsid="14963ef0"/>
    </style:style>
    <style:style style:name="P96" style:family="paragraph" style:parent-style-name="Text_20_body">
      <style:text-properties officeooo:paragraph-rsid="149c2655"/>
    </style:style>
    <style:style style:name="P97" style:family="paragraph" style:parent-style-name="Text_20_body">
      <style:text-properties officeooo:rsid="0707db5c" officeooo:paragraph-rsid="14b03321"/>
    </style:style>
    <style:style style:name="P98" style:family="paragraph" style:parent-style-name="Text_20_body">
      <style:text-properties officeooo:rsid="070a6954" officeooo:paragraph-rsid="14b03321"/>
    </style:style>
    <style:style style:name="P99" style:family="paragraph" style:parent-style-name="Text_20_body">
      <style:text-properties officeooo:paragraph-rsid="14b03321"/>
    </style:style>
    <style:style style:name="P100" style:family="paragraph" style:parent-style-name="Text_20_body" style:list-style-name="L1">
      <style:text-properties officeooo:rsid="0d85039b" officeooo:paragraph-rsid="136e817c"/>
    </style:style>
    <style:style style:name="P101" style:family="paragraph" style:parent-style-name="Text_20_body" style:list-style-name="L2">
      <style:text-properties officeooo:rsid="136fef2d" officeooo:paragraph-rsid="136fef2d"/>
    </style:style>
    <style:style style:name="P102" style:family="paragraph" style:parent-style-name="Text_20_body" style:list-style-name="L3">
      <style:text-properties fo:font-style="normal" officeooo:rsid="139b70f1" officeooo:paragraph-rsid="139b70f1" style:font-style-asian="normal" style:font-style-complex="normal"/>
    </style:style>
    <style:style style:name="P103" style:family="paragraph" style:parent-style-name="Text_20_body" style:list-style-name="L9">
      <style:text-properties fo:font-style="normal" officeooo:rsid="13f27363" officeooo:paragraph-rsid="13e5985b" style:font-style-asian="normal" style:font-style-complex="normal"/>
    </style:style>
    <style:style style:name="P104" style:family="paragraph" style:parent-style-name="Text_20_body" style:list-style-name="L9">
      <style:text-properties fo:font-style="normal" officeooo:rsid="13f27363" officeooo:paragraph-rsid="13f27363" style:font-style-asian="normal" style:font-style-complex="normal"/>
    </style:style>
    <style:style style:name="P105" style:family="paragraph" style:parent-style-name="Text_20_body" style:list-style-name="L12">
      <style:text-properties fo:font-style="normal" officeooo:rsid="149adeac" officeooo:paragraph-rsid="14963ef0" style:font-style-asian="normal" style:font-style-complex="normal"/>
    </style:style>
    <style:style style:name="P106" style:family="paragraph" style:parent-style-name="Text_20_body" style:list-style-name="L13">
      <style:text-properties fo:font-style="normal" officeooo:rsid="14a147c2" officeooo:paragraph-rsid="14a147c2" style:font-style-asian="normal" style:font-style-complex="normal"/>
    </style:style>
    <style:style style:name="P107" style:family="paragraph" style:parent-style-name="Text_20_body" style:list-style-name="L13">
      <style:text-properties fo:font-style="normal" officeooo:rsid="14a198fc" officeooo:paragraph-rsid="14a198fc" style:font-style-asian="normal" style:font-style-complex="normal"/>
    </style:style>
    <style:style style:name="P108" style:family="paragraph" style:parent-style-name="Text_20_body" style:list-style-name="L13">
      <style:text-properties fo:font-style="normal" officeooo:rsid="14a3a737" officeooo:paragraph-rsid="14a3a737" style:font-style-asian="normal" style:font-style-complex="normal"/>
    </style:style>
    <style:style style:name="P109" style:family="paragraph" style:parent-style-name="Text_20_body" style:list-style-name="L13">
      <style:text-properties fo:font-style="normal" officeooo:rsid="14a23497" officeooo:paragraph-rsid="14a23497" style:font-style-asian="normal" style:font-style-complex="normal"/>
    </style:style>
    <style:style style:name="P110" style:family="paragraph" style:parent-style-name="Text_20_body" style:list-style-name="L14">
      <style:text-properties fo:font-style="normal" officeooo:rsid="149d0f74" officeooo:paragraph-rsid="149c2655" style:font-style-asian="normal" style:font-style-complex="normal"/>
    </style:style>
    <style:style style:name="P111" style:family="paragraph" style:parent-style-name="Text_20_body" style:list-style-name="L14">
      <style:text-properties fo:font-style="normal" officeooo:rsid="149d0f74" officeooo:paragraph-rsid="149d0f74" style:font-style-asian="normal" style:font-style-complex="normal"/>
    </style:style>
    <style:style style:name="P112" style:family="paragraph" style:parent-style-name="Text_20_body" style:list-style-name="L15">
      <style:text-properties fo:font-style="normal" officeooo:rsid="149d0f74" officeooo:paragraph-rsid="149d0f74" style:font-style-asian="normal" style:font-style-complex="normal"/>
    </style:style>
    <style:style style:name="P113" style:family="paragraph" style:parent-style-name="Text_20_body">
      <style:text-properties fo:font-style="normal" officeooo:rsid="070b47c9" officeooo:paragraph-rsid="14b03321" style:font-style-asian="normal" style:font-style-complex="normal"/>
    </style:style>
    <style:style style:name="P114" style:family="paragraph" style:parent-style-name="Text_20_body" style:list-style-name="L4">
      <style:text-properties officeooo:rsid="13b8b5ec" officeooo:paragraph-rsid="13b8b5ec"/>
    </style:style>
    <style:style style:name="P115" style:family="paragraph" style:parent-style-name="Text_20_body" style:list-style-name="L5">
      <style:text-properties officeooo:rsid="13b8b5ec" officeooo:paragraph-rsid="13b8b5ec"/>
    </style:style>
    <style:style style:name="P116" style:family="paragraph" style:parent-style-name="Text_20_body" style:list-style-name="L4">
      <style:text-properties officeooo:rsid="13b90df9" officeooo:paragraph-rsid="13b90df9"/>
    </style:style>
    <style:style style:name="P117" style:family="paragraph" style:parent-style-name="Text_20_body" style:list-style-name="L6">
      <style:text-properties officeooo:rsid="13c31541" officeooo:paragraph-rsid="13c31541"/>
    </style:style>
    <style:style style:name="P118" style:family="paragraph" style:parent-style-name="Text_20_body" style:list-style-name="L6">
      <style:text-properties officeooo:rsid="13c40336" officeooo:paragraph-rsid="13c40336"/>
    </style:style>
    <style:style style:name="P119" style:family="paragraph" style:parent-style-name="Text_20_body" style:list-style-name="L7">
      <style:text-properties officeooo:rsid="13bf06bf" officeooo:paragraph-rsid="13bf06bf"/>
    </style:style>
    <style:style style:name="P120" style:family="paragraph" style:parent-style-name="Text_20_body" style:list-style-name="L7">
      <style:text-properties officeooo:rsid="13bf8e7e" officeooo:paragraph-rsid="13bf8e7e"/>
    </style:style>
    <style:style style:name="P121" style:family="paragraph" style:parent-style-name="Text_20_body" style:list-style-name="L8">
      <style:text-properties officeooo:rsid="13bb9e30" officeooo:paragraph-rsid="13bb9e30"/>
    </style:style>
    <style:style style:name="P122" style:family="paragraph" style:parent-style-name="Text_20_body" style:list-style-name="L8">
      <style:text-properties officeooo:rsid="13bcdf10" officeooo:paragraph-rsid="13bcdf10"/>
    </style:style>
    <style:style style:name="P123" style:family="paragraph" style:parent-style-name="Text_20_body" style:list-style-name="L9">
      <style:text-properties officeooo:rsid="13f27363" officeooo:paragraph-rsid="13f27363"/>
    </style:style>
    <style:style style:name="P124" style:family="paragraph" style:parent-style-name="Text_20_body" style:list-style-name="L10">
      <style:text-properties officeooo:paragraph-rsid="13cbf0d8"/>
    </style:style>
    <style:style style:name="P125" style:family="paragraph" style:parent-style-name="Text_20_body" style:list-style-name="L10">
      <style:text-properties officeooo:rsid="13cbf0d8" officeooo:paragraph-rsid="13cbf0d8"/>
    </style:style>
    <style:style style:name="P126" style:family="paragraph" style:parent-style-name="Text_20_body" style:list-style-name="L10">
      <style:text-properties officeooo:rsid="13d19125" officeooo:paragraph-rsid="13d19125"/>
    </style:style>
    <style:style style:name="P127" style:family="paragraph" style:parent-style-name="Text_20_body" style:list-style-name="L11">
      <style:text-properties officeooo:rsid="14031444" officeooo:paragraph-rsid="14031444"/>
    </style:style>
    <style:style style:name="P128" style:family="paragraph" style:parent-style-name="Text_20_body" style:list-style-name="L12">
      <style:text-properties officeooo:paragraph-rsid="14963ef0"/>
    </style:style>
    <style:style style:name="P129" style:family="paragraph" style:parent-style-name="Text_20_body" style:list-style-name="L12">
      <style:text-properties officeooo:rsid="14af1d37" officeooo:paragraph-rsid="14af1d37"/>
    </style:style>
    <style:style style:name="P130" style:family="paragraph" style:parent-style-name="Text_20_body" style:list-style-name="L12">
      <style:text-properties officeooo:rsid="149ef6f5" officeooo:paragraph-rsid="149ef6f5"/>
    </style:style>
    <style:style style:name="P131" style:family="paragraph" style:parent-style-name="Text_20_body" style:list-style-name="L13">
      <style:text-properties officeooo:rsid="14a01473" officeooo:paragraph-rsid="14a01473"/>
    </style:style>
    <style:style style:name="P132" style:family="paragraph" style:parent-style-name="Text_20_body" style:list-style-name="L13">
      <style:text-properties officeooo:rsid="14a3a737" officeooo:paragraph-rsid="14a3a737"/>
    </style:style>
    <style:style style:name="P133" style:family="paragraph" style:parent-style-name="Text_20_body" style:list-style-name="L13">
      <style:text-properties fo:language="en" fo:country="US" officeooo:rsid="14a591dd" officeooo:paragraph-rsid="14a591dd"/>
    </style:style>
    <style:style style:name="P134" style:family="paragraph" style:parent-style-name="Text_20_body" style:list-style-name="L13">
      <style:text-properties fo:language="en" fo:country="US" officeooo:rsid="14a6dcd8" officeooo:paragraph-rsid="14a6dcd8"/>
    </style:style>
    <style:style style:name="P135" style:family="paragraph" style:parent-style-name="Text_20_body" style:list-style-name="L13">
      <style:text-properties fo:language="en" fo:country="US" officeooo:rsid="14acb373" officeooo:paragraph-rsid="14acb373"/>
    </style:style>
    <style:style style:name="P136" style:family="paragraph" style:parent-style-name="Text_20_body" style:list-style-name="L13">
      <style:text-properties fo:language="en" fo:country="US" officeooo:rsid="14aaf21a" officeooo:paragraph-rsid="14aaf21a"/>
    </style:style>
    <style:style style:name="P137" style:family="paragraph" style:parent-style-name="Text_20_body" style:list-style-name="L13">
      <style:text-properties fo:language="en" fo:country="US" officeooo:rsid="14acfcf6" officeooo:paragraph-rsid="14acfcf6"/>
    </style:style>
    <style:style style:name="P138" style:family="paragraph" style:parent-style-name="Text_20_body" style:list-style-name="L13">
      <style:text-properties fo:language="cs" fo:country="CZ" fo:font-style="normal" officeooo:rsid="14a591dd" officeooo:paragraph-rsid="14a591dd" style:font-style-asian="normal" style:font-style-complex="normal"/>
    </style:style>
    <style:style style:name="P139" style:family="paragraph" style:parent-style-name="Text_20_body" style:list-style-name="L13">
      <style:text-properties fo:language="cs" fo:country="CZ" fo:font-style="normal" officeooo:rsid="14a61ce2" officeooo:paragraph-rsid="14a61ce2" style:font-style-asian="normal" style:font-style-complex="normal"/>
    </style:style>
    <style:style style:name="P140" style:family="paragraph" style:parent-style-name="Text_20_body" style:list-style-name="L13">
      <style:text-properties fo:language="cs" fo:country="CZ" fo:font-style="normal" officeooo:rsid="14acb373" officeooo:paragraph-rsid="14acb373" style:font-style-asian="normal" style:font-style-complex="normal"/>
    </style:style>
    <style:style style:name="P141" style:family="paragraph" style:parent-style-name="Text_20_body" style:list-style-name="L13">
      <style:text-properties fo:language="cs" fo:country="CZ" fo:font-style="normal" officeooo:rsid="14aef5d7" officeooo:paragraph-rsid="14aef5d7" style:font-style-asian="normal" style:font-style-complex="normal"/>
    </style:style>
    <style:style style:name="P142" style:family="paragraph" style:parent-style-name="Text_20_body">
      <style:text-properties fo:language="cs" fo:country="CZ" fo:font-style="normal" officeooo:paragraph-rsid="14b11e43" style:font-style-asian="normal" style:font-style-complex="normal"/>
    </style:style>
    <style:style style:name="P143" style:family="paragraph" style:parent-style-name="Text_20_body">
      <style:text-properties fo:language="cs" fo:country="CZ" officeooo:paragraph-rsid="14b11e43"/>
    </style:style>
    <style:style style:name="P144" style:family="paragraph" style:parent-style-name="Text_20_body">
      <style:text-properties officeooo:paragraph-rsid="14b11e43"/>
    </style:style>
    <style:style style:name="P145" style:family="paragraph" style:parent-style-name="Text_20_body">
      <style:paragraph-properties fo:margin-top="0.199cm" fo:margin-bottom="0.101cm" loext:contextual-spacing="false"/>
      <style:text-properties officeooo:paragraph-rsid="14b11e43"/>
    </style:style>
    <style:style style:name="P146" style:family="paragraph" style:parent-style-name="Heading_20_7">
      <style:text-properties officeooo:paragraph-rsid="14b11e43"/>
    </style:style>
    <style:style style:name="P147" style:family="paragraph" style:parent-style-name="Heading_20_7">
      <style:text-properties fo:language="cs" fo:country="CZ" officeooo:paragraph-rsid="14b11e43"/>
    </style:style>
    <style:style style:name="P148" style:family="paragraph" style:parent-style-name="Standard">
      <style:text-properties fo:font-style="normal" officeooo:rsid="14b11e43" officeooo:paragraph-rsid="14b11e43" style:font-style-asian="normal" style:font-style-complex="normal"/>
    </style:style>
    <style:style style:name="P149" style:family="paragraph" style:parent-style-name="Standard">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2pt" style:language-complex="zxx" style:country-complex="none"/>
    </style:style>
    <style:style style:name="P150" style:family="paragraph" style:parent-style-name="Standard">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2pt" style:language-complex="ar" style:country-complex="SA"/>
    </style:style>
    <style:style style:name="P151" style:family="paragraph" style:parent-style-name="Standard">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0pt" style:language-complex="ar" style:country-complex="SA"/>
    </style:style>
    <style:style style:name="P152" style:family="paragraph" style:parent-style-name="Standard">
      <style:text-properties fo:language="cs" fo:country="CZ" officeooo:paragraph-rsid="14b11e43" style:language-asian="zxx" style:country-asian="none" style:language-complex="ar" style:country-complex="SA"/>
    </style:style>
    <style:style style:name="P153" style:family="paragraph" style:parent-style-name="Standard">
      <style:text-properties fo:language="cs" fo:country="CZ" officeooo:paragraph-rsid="14b11e43" style:language-asian="zxx" style:country-asian="none" style:language-complex="zxx" style:country-complex="none"/>
    </style:style>
    <style:style style:name="P154" style:family="paragraph" style:parent-style-name="Standard">
      <style:text-properties fo:language="cs" fo:country="CZ" fo:font-style="normal" officeooo:paragraph-rsid="14b11e43" style:font-style-asian="normal" style:font-style-complex="normal"/>
    </style:style>
    <style:style style:name="P155" style:family="paragraph" style:parent-style-name="Standard">
      <style:text-properties fo:language="cs" fo:country="CZ" fo:font-style="italic" officeooo:paragraph-rsid="14b11e43" style:font-style-asian="italic" style:font-style-complex="italic"/>
    </style:style>
    <style:style style:name="P156" style:family="paragraph" style:parent-style-name="Standard">
      <style:text-properties fo:language="cs" fo:country="CZ" officeooo:paragraph-rsid="14b11e43"/>
    </style:style>
    <style:style style:name="P157" style:family="paragraph" style:parent-style-name="Standard">
      <style:text-properties officeooo:paragraph-rsid="14b11e43"/>
    </style:style>
    <style:style style:name="P158" style:family="paragraph" style:parent-style-name="Standard">
      <style:text-properties fo:font-style="italic" officeooo:paragraph-rsid="14b11e43" style:font-style-asian="italic" style:font-style-complex="italic"/>
    </style:style>
    <style:style style:name="P159" style:family="paragraph" style:parent-style-name="Standard">
      <style:paragraph-properties fo:margin-top="0.199cm" fo:margin-bottom="0.101cm" loext:contextual-spacing="false"/>
      <style:text-properties officeooo:paragraph-rsid="14b11e43"/>
    </style:style>
    <style:style style:name="P160" style:family="paragraph" style:parent-style-name="Standard">
      <style:paragraph-properties fo:margin-top="0.199cm" fo:margin-bottom="0.101cm" loext:contextual-spacing="false"/>
      <style:text-properties fo:language="cs" fo:country="CZ" officeooo:paragraph-rsid="14b11e43" style:language-asian="zxx" style:country-asian="none" style:language-complex="ar" style:country-complex="SA"/>
    </style:style>
    <style:style style:name="P161" style:family="paragraph" style:parent-style-name="Standard">
      <style:paragraph-properties fo:margin-top="0.199cm" fo:margin-bottom="0.101cm" loext:contextual-spacing="false"/>
      <style:text-properties fo:language="cs" fo:country="CZ" officeooo:paragraph-rsid="14b11e43" style:language-asian="zxx" style:country-asian="none" style:language-complex="zxx" style:country-complex="none"/>
    </style:style>
    <style:style style:name="P162" style:family="paragraph" style:parent-style-name="Standard">
      <style:paragraph-properties fo:margin-top="0.199cm" fo:margin-bottom="0.101cm" loext:contextual-spacing="false"/>
      <style:text-properties fo:language="cs" fo:country="CZ" officeooo:paragraph-rsid="14b11e43"/>
    </style:style>
    <style:style style:name="P163" style:family="paragraph" style:parent-style-name="Standard" style:list-style-name="WW8Num5">
      <style:paragraph-properties fo:margin-left="1.27cm" fo:margin-right="0cm" fo:text-indent="-0.635cm" style:auto-text-indent="false"/>
      <style:text-properties style:use-window-font-color="true" fo:font-size="10pt" fo:language="cs" fo:country="CZ" officeooo:paragraph-rsid="14b11e43" fo:background-color="transparent" style:font-name-asian="Times New Roman" style:font-size-asian="10pt" style:language-asian="zxx" style:country-asian="none" style:font-name-complex="Times New Roman" style:font-size-complex="12pt" style:language-complex="zxx" style:country-complex="none"/>
    </style:style>
    <style:style style:name="P164" style:family="paragraph" style:parent-style-name="Standard" style:list-style-name="WW8Num4">
      <style:paragraph-properties fo:margin-left="1.27cm" fo:margin-right="0cm" fo:text-indent="-0.635cm" style:auto-text-indent="false"/>
      <style:text-properties fo:language="cs" fo:country="CZ" officeooo:paragraph-rsid="14b11e43" style:language-asian="zxx" style:country-asian="none" style:language-complex="zxx" style:country-complex="none"/>
    </style:style>
    <style:style style:name="P165" style:family="paragraph" style:parent-style-name="Standard" style:list-style-name="WW8Num12">
      <style:paragraph-properties fo:margin-left="1.27cm" fo:margin-right="0cm" fo:text-indent="-0.635cm" style:auto-text-indent="false"/>
      <style:text-properties fo:language="cs" fo:country="CZ" fo:font-style="italic" officeooo:paragraph-rsid="14b11e43" style:font-style-asian="italic" style:font-style-complex="italic"/>
    </style:style>
    <style:style style:name="P166" style:family="paragraph" style:parent-style-name="Standard" style:list-style-name="WW8Num13">
      <style:paragraph-properties fo:margin-left="1.27cm" fo:margin-right="0cm" fo:text-indent="-0.635cm" style:auto-text-indent="false"/>
      <style:text-properties fo:language="cs" fo:country="CZ" officeooo:paragraph-rsid="14b11e43"/>
    </style:style>
    <style:style style:name="P167" style:family="paragraph" style:parent-style-name="Heading_20_9">
      <style:text-properties officeooo:paragraph-rsid="14b11e43"/>
    </style:style>
    <style:style style:name="P168" style:family="paragraph" style:parent-style-name="Heading_20_4">
      <style:text-properties style:text-line-through-style="none" style:text-line-through-type="none" officeooo:rsid="13ade463" officeooo:paragraph-rsid="13ade463"/>
    </style:style>
    <style:style style:name="P169" style:family="paragraph" style:parent-style-name="Heading_20_4">
      <style:text-properties style:text-line-through-style="none" style:text-line-through-type="none" officeooo:rsid="1483ac69" officeooo:paragraph-rsid="1483ac69"/>
    </style:style>
    <style:style style:name="P170" style:family="paragraph" style:parent-style-name="Heading_20_4">
      <style:text-properties style:text-line-through-style="none" style:text-line-through-type="none" officeooo:rsid="1394389c" officeooo:paragraph-rsid="1394389c"/>
    </style:style>
    <style:style style:name="P171" style:family="paragraph" style:parent-style-name="Heading_20_4">
      <style:text-properties officeooo:paragraph-rsid="14461ef7"/>
    </style:style>
    <style:style style:name="P172" style:family="paragraph" style:parent-style-name="Heading_20_4">
      <style:text-properties fo:language="cs" fo:country="CZ" officeooo:rsid="147e0f9f" officeooo:paragraph-rsid="147e0f9f"/>
    </style:style>
    <style:style style:name="P173" style:family="paragraph" style:parent-style-name="Heading_20_4">
      <style:text-properties style:text-line-through-style="solid" style:text-line-through-type="single"/>
    </style:style>
    <style:style style:name="P174" style:family="paragraph" style:parent-style-name="Heading_20_4">
      <style:text-properties officeooo:rsid="1481349b" officeooo:paragraph-rsid="1481349b"/>
    </style:style>
    <style:style style:name="P175" style:family="paragraph" style:parent-style-name="Heading_20_4">
      <style:text-properties officeooo:rsid="147b0f6a" officeooo:paragraph-rsid="147b0f6a"/>
    </style:style>
    <style:style style:name="P176" style:family="paragraph" style:parent-style-name="Heading_20_4">
      <style:text-properties officeooo:rsid="13b55240" officeooo:paragraph-rsid="13b55240"/>
    </style:style>
    <style:style style:name="P177" style:family="paragraph" style:parent-style-name="Heading_20_4">
      <style:text-properties officeooo:rsid="13b3b842" officeooo:paragraph-rsid="13b3b842"/>
    </style:style>
    <style:style style:name="P178" style:family="paragraph" style:parent-style-name="Heading_20_4">
      <style:text-properties officeooo:rsid="1492e411" officeooo:paragraph-rsid="1492e411"/>
    </style:style>
    <style:style style:name="P179" style:family="paragraph" style:parent-style-name="Heading_20_4">
      <style:text-properties officeooo:rsid="143681cc" officeooo:paragraph-rsid="143681cc"/>
    </style:style>
    <style:style style:name="P180" style:family="paragraph" style:parent-style-name="Heading_20_4">
      <style:text-properties officeooo:rsid="14317859" officeooo:paragraph-rsid="14317859"/>
    </style:style>
    <style:style style:name="P181" style:family="paragraph" style:parent-style-name="Heading_20_4">
      <style:text-properties officeooo:paragraph-rsid="13a63a28"/>
    </style:style>
    <style:style style:name="P182" style:family="paragraph" style:parent-style-name="Heading_20_4">
      <style:text-properties officeooo:paragraph-rsid="13e84c22"/>
    </style:style>
    <style:style style:name="P183" style:family="paragraph" style:parent-style-name="Heading_20_4">
      <style:text-properties officeooo:paragraph-rsid="13e98c97"/>
    </style:style>
    <style:style style:name="P184" style:family="paragraph" style:parent-style-name="Heading_20_4">
      <style:text-properties officeooo:paragraph-rsid="13ed3edc"/>
    </style:style>
    <style:style style:name="P185" style:family="paragraph" style:parent-style-name="Heading_20_4">
      <style:text-properties officeooo:rsid="147a5566" officeooo:paragraph-rsid="147a5566"/>
    </style:style>
    <style:style style:name="P186" style:family="paragraph" style:parent-style-name="Heading_20_4">
      <style:text-properties officeooo:paragraph-rsid="14b11e43"/>
    </style:style>
    <style:style style:name="P187" style:family="paragraph" style:parent-style-name="Heading_20_1">
      <style:text-properties officeooo:rsid="0d85039b" officeooo:paragraph-rsid="136e817c"/>
    </style:style>
    <style:style style:name="P188" style:family="paragraph" style:parent-style-name="Heading_20_1">
      <style:text-properties officeooo:rsid="1477d458" officeooo:paragraph-rsid="1477d458"/>
    </style:style>
    <style:style style:name="P189" style:family="paragraph" style:parent-style-name="Heading_20_1">
      <style:text-properties fo:font-style="normal" officeooo:rsid="14869774" officeooo:paragraph-rsid="14869774" style:font-style-asian="normal" style:font-style-complex="normal"/>
    </style:style>
    <style:style style:name="P190" style:family="paragraph" style:parent-style-name="Heading_20_1">
      <style:text-properties officeooo:rsid="14943f73" officeooo:paragraph-rsid="14943f73"/>
    </style:style>
    <style:style style:name="P191" style:family="paragraph" style:parent-style-name="Heading_20_1">
      <style:text-properties officeooo:rsid="13823753" officeooo:paragraph-rsid="13bb4c37"/>
    </style:style>
    <style:style style:name="P192" style:family="paragraph" style:parent-style-name="Heading_20_3">
      <style:text-properties officeooo:paragraph-rsid="136e817c"/>
    </style:style>
    <style:style style:name="P193" style:family="paragraph" style:parent-style-name="Heading_20_3">
      <style:text-properties officeooo:rsid="1394389c" officeooo:paragraph-rsid="1394389c"/>
    </style:style>
    <style:style style:name="P194" style:family="paragraph" style:parent-style-name="Heading_20_3">
      <style:text-properties officeooo:rsid="1390193e" officeooo:paragraph-rsid="1390193e"/>
    </style:style>
    <style:style style:name="P195" style:family="paragraph" style:parent-style-name="Heading_20_3">
      <style:text-properties officeooo:rsid="1390193e" officeooo:paragraph-rsid="14461ef7"/>
    </style:style>
    <style:style style:name="P196" style:family="paragraph" style:parent-style-name="Heading_20_3">
      <style:text-properties officeooo:paragraph-rsid="138abef6"/>
    </style:style>
    <style:style style:name="P197" style:family="paragraph" style:parent-style-name="Heading_20_3">
      <style:text-properties officeooo:rsid="138abef6" officeooo:paragraph-rsid="138abef6"/>
    </style:style>
    <style:style style:name="P198" style:family="paragraph" style:parent-style-name="Heading_20_3">
      <style:text-properties officeooo:paragraph-rsid="13a63a28"/>
    </style:style>
    <style:style style:name="P199" style:family="paragraph" style:parent-style-name="Heading_20_3">
      <style:text-properties officeooo:rsid="145bc836" officeooo:paragraph-rsid="145bc836"/>
    </style:style>
    <style:style style:name="P200" style:family="paragraph" style:parent-style-name="Heading_20_3">
      <style:text-properties fo:font-style="normal" officeooo:rsid="1416b74f" officeooo:paragraph-rsid="1416b74f" style:font-style-asian="normal" style:font-style-complex="normal"/>
    </style:style>
    <style:style style:name="P201" style:family="paragraph" style:parent-style-name="Heading_20_3">
      <style:text-properties officeooo:paragraph-rsid="14b11e43"/>
    </style:style>
    <style:style style:name="P202" style:family="paragraph" style:parent-style-name="Heading_20_2" style:master-page-name="Standard">
      <style:paragraph-properties style:page-number="auto"/>
    </style:style>
    <style:style style:name="P203" style:family="paragraph" style:parent-style-name="Heading_20_6">
      <style:text-properties officeooo:paragraph-rsid="14b11e43"/>
    </style:style>
    <style:style style:name="T1" style:family="text">
      <style:text-properties fo:language="cs" fo:country="CZ"/>
    </style:style>
    <style:style style:name="T2" style:family="text">
      <style:text-properties fo:language="cs" fo:country="CZ" officeooo:rsid="1085835b"/>
    </style:style>
    <style:style style:name="T3" style:family="text">
      <style:text-properties fo:language="cs" fo:country="CZ" officeooo:rsid="0e069d23"/>
    </style:style>
    <style:style style:name="T4" style:family="text">
      <style:text-properties fo:language="cs" fo:country="CZ" officeooo:rsid="0d899cac"/>
    </style:style>
    <style:style style:name="T5" style:family="text">
      <style:text-properties fo:language="cs" fo:country="CZ" officeooo:rsid="0d8856e9"/>
    </style:style>
    <style:style style:name="T6" style:family="text">
      <style:text-properties fo:language="cs" fo:country="CZ" officeooo:rsid="147e0f9f"/>
    </style:style>
    <style:style style:name="T7" style:family="text">
      <style:text-properties fo:language="cs" fo:country="CZ" fo:font-style="italic" officeooo:rsid="147e0f9f" style:font-style-asian="italic" style:font-style-complex="italic"/>
    </style:style>
    <style:style style:name="T8" style:family="text">
      <style:text-properties fo:language="cs" fo:country="CZ" fo:font-style="normal" style:font-style-asian="normal" style:font-style-complex="normal"/>
    </style:style>
    <style:style style:name="T9" style:family="text">
      <style:text-properties fo:language="cs" fo:country="CZ" fo:font-style="normal" officeooo:rsid="14a79a76" style:font-style-asian="normal" style:font-style-complex="normal"/>
    </style:style>
    <style:style style:name="T10" style:family="text">
      <style:text-properties fo:language="cs" fo:country="CZ" fo:font-style="normal" officeooo:rsid="14a918f9" style:font-style-asian="normal" style:font-style-complex="normal"/>
    </style:style>
    <style:style style:name="T11" style:family="text">
      <style:text-properties fo:language="cs" fo:country="CZ" fo:font-style="normal" officeooo:rsid="14ade9a3"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1382a0ae" style:font-style-asian="italic" style:font-style-complex="italic"/>
    </style:style>
    <style:style style:name="T14" style:family="text">
      <style:text-properties fo:font-style="italic" officeooo:rsid="13eb767d" style:font-style-asian="italic" style:font-style-complex="italic"/>
    </style:style>
    <style:style style:name="T15" style:family="text">
      <style:text-properties fo:font-style="italic" officeooo:rsid="141098ec" style:font-style-asian="italic" style:font-style-complex="italic"/>
    </style:style>
    <style:style style:name="T16" style:family="text">
      <style:text-properties fo:font-style="italic" officeooo:rsid="13af2e8e" style:font-style-asian="italic" style:font-style-complex="italic"/>
    </style:style>
    <style:style style:name="T17" style:family="text">
      <style:text-properties fo:font-style="italic" officeooo:rsid="13ee209f" style:font-style-asian="italic" style:font-style-complex="italic"/>
    </style:style>
    <style:style style:name="T18" style:family="text">
      <style:text-properties fo:font-style="italic" officeooo:rsid="144f800e" style:font-style-asian="italic" style:font-style-complex="italic"/>
    </style:style>
    <style:style style:name="T19" style:family="text">
      <style:text-properties fo:font-style="italic" officeooo:rsid="1451c7ed" style:font-style-asian="italic" style:font-style-complex="italic"/>
    </style:style>
    <style:style style:name="T20" style:family="text">
      <style:text-properties fo:font-style="italic" officeooo:rsid="14556d9d" style:font-style-asian="italic" style:font-style-complex="italic"/>
    </style:style>
    <style:style style:name="T21" style:family="text">
      <style:text-properties fo:font-style="italic" officeooo:rsid="13839b66" style:font-style-asian="italic" style:font-style-complex="italic"/>
    </style:style>
    <style:style style:name="T22" style:family="text">
      <style:text-properties fo:font-style="italic" officeooo:rsid="1385257c" style:font-style-asian="italic" style:font-style-complex="italic"/>
    </style:style>
    <style:style style:name="T23" style:family="text">
      <style:text-properties fo:font-style="italic" officeooo:rsid="1394389c" style:font-style-asian="italic" style:font-style-complex="italic"/>
    </style:style>
    <style:style style:name="T24" style:family="text">
      <style:text-properties fo:font-style="italic" officeooo:rsid="13dd3ecd" style:font-style-asian="italic" style:font-style-complex="italic"/>
    </style:style>
    <style:style style:name="T25" style:family="text">
      <style:text-properties fo:font-style="italic" officeooo:rsid="13deb7e1" style:font-style-asian="italic" style:font-style-complex="italic"/>
    </style:style>
    <style:style style:name="T26" style:family="text">
      <style:text-properties fo:font-style="italic" officeooo:rsid="140bef0d" style:font-style-asian="italic" style:font-style-complex="italic"/>
    </style:style>
    <style:style style:name="T27" style:family="text">
      <style:text-properties fo:font-style="italic" officeooo:rsid="1428a94b" style:font-style-asian="italic" style:font-style-complex="italic"/>
    </style:style>
    <style:style style:name="T28" style:family="text">
      <style:text-properties fo:font-style="italic" officeooo:rsid="142b2ff9" style:font-style-asian="italic" style:font-style-complex="italic"/>
    </style:style>
    <style:style style:name="T29" style:family="text">
      <style:text-properties fo:font-style="italic" officeooo:rsid="142fd1fa"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148a2bf2" style:font-style-asian="italic" style:font-weight-asian="bold" style:font-style-complex="italic" style:font-weight-complex="bold"/>
    </style:style>
    <style:style style:name="T32" style:family="text">
      <style:text-properties officeooo:rsid="136fef2d"/>
    </style:style>
    <style:style style:name="T33" style:family="text">
      <style:text-properties officeooo:rsid="1372f038"/>
    </style:style>
    <style:style style:name="T34" style:family="text">
      <style:text-properties officeooo:rsid="1375be7c"/>
    </style:style>
    <style:style style:name="T35" style:family="text">
      <style:text-properties officeooo:rsid="1379199d"/>
    </style:style>
    <style:style style:name="T36" style:family="text">
      <style:text-properties officeooo:rsid="137c083e"/>
    </style:style>
    <style:style style:name="T37" style:family="text">
      <style:text-properties officeooo:rsid="1380d7ab"/>
    </style:style>
    <style:style style:name="T38" style:family="text">
      <style:text-properties officeooo:rsid="1382a0ae"/>
    </style:style>
    <style:style style:name="T39" style:family="text">
      <style:text-properties fo:font-style="normal" style:font-style-asian="normal" style:font-style-complex="normal"/>
    </style:style>
    <style:style style:name="T40" style:family="text">
      <style:text-properties fo:font-style="normal" officeooo:rsid="1382a0ae" style:font-style-asian="normal" style:font-style-complex="normal"/>
    </style:style>
    <style:style style:name="T41" style:family="text">
      <style:text-properties fo:font-style="normal" officeooo:rsid="141098ec" style:font-style-asian="normal" style:font-style-complex="normal"/>
    </style:style>
    <style:style style:name="T42" style:family="text">
      <style:text-properties fo:font-style="normal" officeooo:rsid="13eab827" style:font-style-asian="normal" style:font-style-complex="normal"/>
    </style:style>
    <style:style style:name="T43" style:family="text">
      <style:text-properties fo:font-style="normal" officeooo:rsid="13839b66" style:font-style-asian="normal" style:font-style-complex="normal"/>
    </style:style>
    <style:style style:name="T44" style:family="text">
      <style:text-properties fo:font-style="normal" officeooo:rsid="1387105c" style:font-style-asian="normal" style:font-style-complex="normal"/>
    </style:style>
    <style:style style:name="T45" style:family="text">
      <style:text-properties fo:font-style="normal" officeooo:rsid="13e73598" style:font-style-asian="normal" style:font-style-complex="normal"/>
    </style:style>
    <style:style style:name="T46" style:family="text">
      <style:text-properties fo:font-style="normal" officeooo:rsid="0d7362c4" style:font-style-asian="normal" style:font-style-complex="normal"/>
    </style:style>
    <style:style style:name="T47" style:family="text">
      <style:text-properties fo:font-style="normal" officeooo:rsid="1394389c" style:font-style-asian="normal" style:font-style-complex="normal"/>
    </style:style>
    <style:style style:name="T48" style:family="text">
      <style:text-properties fo:font-style="normal" officeooo:rsid="13980836" style:font-style-asian="normal" style:font-style-complex="normal"/>
    </style:style>
    <style:style style:name="T49" style:family="text">
      <style:text-properties fo:font-style="normal" officeooo:rsid="139a6b80" style:font-style-asian="normal" style:font-style-complex="normal"/>
    </style:style>
    <style:style style:name="T50" style:family="text">
      <style:text-properties fo:font-style="normal" officeooo:rsid="139b0720" style:font-style-asian="normal" style:font-style-complex="normal"/>
    </style:style>
    <style:style style:name="T51" style:family="text">
      <style:text-properties fo:font-style="normal" officeooo:rsid="139ebae3" style:font-style-asian="normal" style:font-style-complex="normal"/>
    </style:style>
    <style:style style:name="T52" style:family="text">
      <style:text-properties fo:font-style="normal" officeooo:rsid="13bb4c37" style:font-style-asian="normal" style:font-style-complex="normal"/>
    </style:style>
    <style:style style:name="T53" style:family="text">
      <style:text-properties fo:font-style="normal" officeooo:rsid="13dd3ecd" style:font-style-asian="normal" style:font-style-complex="normal"/>
    </style:style>
    <style:style style:name="T54" style:family="text">
      <style:text-properties fo:font-style="normal" officeooo:rsid="13f337a4" style:font-style-asian="normal" style:font-style-complex="normal"/>
    </style:style>
    <style:style style:name="T55" style:family="text">
      <style:text-properties fo:font-style="normal" officeooo:rsid="13f3ea85" style:font-style-asian="normal" style:font-style-complex="normal"/>
    </style:style>
    <style:style style:name="T56" style:family="text">
      <style:text-properties fo:font-style="normal" officeooo:rsid="13f8a4d3" style:font-style-asian="normal" style:font-style-complex="normal"/>
    </style:style>
    <style:style style:name="T57" style:family="text">
      <style:text-properties fo:font-style="normal" officeooo:rsid="13f9edd0" style:font-style-asian="normal" style:font-style-complex="normal"/>
    </style:style>
    <style:style style:name="T58" style:family="text">
      <style:text-properties fo:font-style="normal" officeooo:rsid="141268c5" style:font-style-asian="normal" style:font-style-complex="normal"/>
    </style:style>
    <style:style style:name="T59" style:family="text">
      <style:text-properties fo:font-style="normal" officeooo:rsid="14183bba" style:font-style-asian="normal" style:font-style-complex="normal"/>
    </style:style>
    <style:style style:name="T60" style:family="text">
      <style:text-properties fo:font-style="normal" officeooo:rsid="13eb767d" style:font-style-asian="normal" style:font-style-complex="normal"/>
    </style:style>
    <style:style style:name="T61" style:family="text">
      <style:text-properties fo:font-style="normal" officeooo:rsid="142fd1fa" style:font-style-asian="normal" style:font-style-complex="normal"/>
    </style:style>
    <style:style style:name="T62" style:family="text">
      <style:text-properties fo:font-style="normal" officeooo:rsid="145bc836" style:font-style-asian="normal" style:font-style-complex="normal"/>
    </style:style>
    <style:style style:name="T63" style:family="text">
      <style:text-properties fo:font-style="normal" officeooo:rsid="145fdffa" style:font-style-asian="normal" style:font-style-complex="normal"/>
    </style:style>
    <style:style style:name="T64" style:family="text">
      <style:text-properties fo:font-style="normal" officeooo:rsid="14869774" style:font-style-asian="normal" style:font-style-complex="normal"/>
    </style:style>
    <style:style style:name="T65" style:family="text">
      <style:text-properties fo:font-style="normal" officeooo:rsid="14943f73" style:font-style-asian="normal" style:font-style-complex="normal"/>
    </style:style>
    <style:style style:name="T66" style:family="text">
      <style:text-properties fo:font-style="normal" officeooo:rsid="149810eb" style:font-style-asian="normal" style:font-style-complex="normal"/>
    </style:style>
    <style:style style:name="T67" style:family="text">
      <style:text-properties fo:font-style="normal" officeooo:rsid="1499c1f2" style:font-style-asian="normal" style:font-style-complex="normal"/>
    </style:style>
    <style:style style:name="T68" style:family="text">
      <style:text-properties fo:font-style="normal" officeooo:rsid="1499e454" style:font-style-asian="normal" style:font-style-complex="normal"/>
    </style:style>
    <style:style style:name="T69" style:family="text">
      <style:text-properties fo:font-style="normal" officeooo:rsid="149adeac" style:font-style-asian="normal" style:font-style-complex="normal"/>
    </style:style>
    <style:style style:name="T70" style:family="text">
      <style:text-properties fo:font-style="normal" officeooo:rsid="149d0f74" style:font-style-asian="normal" style:font-style-complex="normal"/>
    </style:style>
    <style:style style:name="T71" style:family="text">
      <style:text-properties fo:font-style="normal" officeooo:rsid="149c2655" style:font-style-asian="normal" style:font-style-complex="normal"/>
    </style:style>
    <style:style style:name="T72" style:family="text">
      <style:text-properties fo:font-style="normal" officeooo:rsid="14a147c2" style:font-style-asian="normal" style:font-style-complex="normal"/>
    </style:style>
    <style:style style:name="T73" style:family="text">
      <style:text-properties officeooo:rsid="138abef6"/>
    </style:style>
    <style:style style:name="T74" style:family="text">
      <style:text-properties officeooo:rsid="138eb15a"/>
    </style:style>
    <style:style style:name="T75" style:family="text">
      <style:text-properties officeooo:rsid="138ed14b"/>
    </style:style>
    <style:style style:name="T76" style:family="text">
      <style:text-properties officeooo:rsid="13a18d66"/>
    </style:style>
    <style:style style:name="T77" style:family="text">
      <style:text-properties officeooo:rsid="13a63a28"/>
    </style:style>
    <style:style style:name="T78" style:family="text">
      <style:text-properties style:text-line-through-style="none" style:text-line-through-type="none"/>
    </style:style>
    <style:style style:name="T79" style:family="text">
      <style:text-properties style:text-line-through-style="none" style:text-line-through-type="none" officeooo:rsid="1394389c"/>
    </style:style>
    <style:style style:name="T80" style:family="text">
      <style:text-properties style:text-line-through-style="none" style:text-line-through-type="none" officeooo:rsid="13ade463"/>
    </style:style>
    <style:style style:name="T81" style:family="text">
      <style:text-properties style:text-line-through-style="none" style:text-line-through-type="none" officeooo:rsid="14851a81"/>
    </style:style>
    <style:style style:name="T82" style:family="text">
      <style:text-properties style:text-line-through-style="none" style:text-line-through-type="none" officeooo:rsid="148d0a67"/>
    </style:style>
    <style:style style:name="T83" style:family="text">
      <style:text-properties officeooo:rsid="13be92c6"/>
    </style:style>
    <style:style style:name="T84" style:family="text">
      <style:text-properties officeooo:rsid="13c16fe9"/>
    </style:style>
    <style:style style:name="T85" style:family="text">
      <style:text-properties officeooo:rsid="13c2f26a"/>
    </style:style>
    <style:style style:name="T86" style:family="text">
      <style:text-properties officeooo:rsid="13c322ae"/>
    </style:style>
    <style:style style:name="T87" style:family="text">
      <style:text-properties officeooo:rsid="13c38c9b"/>
    </style:style>
    <style:style style:name="T88" style:family="text">
      <style:text-properties officeooo:rsid="13c5f5a0"/>
    </style:style>
    <style:style style:name="T89" style:family="text">
      <style:text-properties officeooo:rsid="13c7173e"/>
    </style:style>
    <style:style style:name="T90" style:family="text">
      <style:text-properties officeooo:rsid="13d08239"/>
    </style:style>
    <style:style style:name="T91" style:family="text">
      <style:text-properties officeooo:rsid="13d19125"/>
    </style:style>
    <style:style style:name="T92" style:family="text">
      <style:text-properties officeooo:rsid="13d31ac5"/>
    </style:style>
    <style:style style:name="T93" style:family="text">
      <style:text-properties officeooo:rsid="13d3255b"/>
    </style:style>
    <style:style style:name="T94" style:family="text">
      <style:text-properties officeooo:rsid="13d382bc"/>
    </style:style>
    <style:style style:name="T95" style:family="text">
      <style:text-properties officeooo:rsid="13d4b52f"/>
    </style:style>
    <style:style style:name="T96" style:family="text">
      <style:text-properties officeooo:rsid="13d5513e"/>
    </style:style>
    <style:style style:name="T97" style:family="text">
      <style:text-properties officeooo:rsid="13d68edc"/>
    </style:style>
    <style:style style:name="T98" style:family="text">
      <style:text-properties officeooo:rsid="13dd3ecd"/>
    </style:style>
    <style:style style:name="T99" style:family="text">
      <style:text-properties officeooo:rsid="13e0d6aa"/>
    </style:style>
    <style:style style:name="T100" style:family="text">
      <style:text-properties officeooo:rsid="13e84c22"/>
    </style:style>
    <style:style style:name="T101" style:family="text">
      <style:text-properties officeooo:rsid="13e98c97"/>
    </style:style>
    <style:style style:name="T102" style:family="text">
      <style:text-properties officeooo:rsid="13ec2338"/>
    </style:style>
    <style:style style:name="T103" style:family="text">
      <style:text-properties officeooo:rsid="13ed3edc"/>
    </style:style>
    <style:style style:name="T104" style:family="text">
      <style:text-properties officeooo:rsid="13ee6989"/>
    </style:style>
    <style:style style:name="T105" style:family="text">
      <style:text-properties officeooo:rsid="13f00af9"/>
    </style:style>
    <style:style style:name="T106" style:family="text">
      <style:text-properties officeooo:rsid="13f16f10"/>
    </style:style>
    <style:style style:name="T107" style:family="text">
      <style:text-properties officeooo:rsid="13fdb51d"/>
    </style:style>
    <style:style style:name="T108" style:family="text">
      <style:text-properties officeooo:rsid="14049dbf"/>
    </style:style>
    <style:style style:name="T109" style:family="text">
      <style:text-properties officeooo:rsid="1409b261"/>
    </style:style>
    <style:style style:name="T110" style:family="text">
      <style:text-properties officeooo:rsid="140bef0d"/>
    </style:style>
    <style:style style:name="T111" style:family="text">
      <style:text-properties officeooo:rsid="1414a8fb"/>
    </style:style>
    <style:style style:name="T112" style:family="text">
      <style:text-properties officeooo:rsid="1419996b"/>
    </style:style>
    <style:style style:name="T113" style:family="text">
      <style:text-properties officeooo:rsid="141a7ca0"/>
    </style:style>
    <style:style style:name="T114" style:family="text">
      <style:text-properties officeooo:rsid="141c4d9a"/>
    </style:style>
    <style:style style:name="T115" style:family="text">
      <style:text-properties officeooo:rsid="1420d6bc"/>
    </style:style>
    <style:style style:name="T116" style:family="text">
      <style:text-properties officeooo:rsid="1422b389"/>
    </style:style>
    <style:style style:name="T117" style:family="text">
      <style:text-properties officeooo:rsid="142473f8"/>
    </style:style>
    <style:style style:name="T118" style:family="text">
      <style:text-properties officeooo:rsid="14262703"/>
    </style:style>
    <style:style style:name="T119" style:family="text">
      <style:text-properties officeooo:rsid="142694fa"/>
    </style:style>
    <style:style style:name="T120" style:family="text">
      <style:text-properties officeooo:rsid="142746dc"/>
    </style:style>
    <style:style style:name="T121" style:family="text">
      <style:text-properties officeooo:rsid="1428a94b"/>
    </style:style>
    <style:style style:name="T122" style:family="text">
      <style:text-properties officeooo:rsid="142b2ff9"/>
    </style:style>
    <style:style style:name="T123" style:family="text">
      <style:text-properties officeooo:rsid="1434e34d"/>
    </style:style>
    <style:style style:name="T124" style:family="text">
      <style:text-properties officeooo:rsid="1435f7b8"/>
    </style:style>
    <style:style style:name="T125" style:family="text">
      <style:text-properties officeooo:rsid="143816f3"/>
    </style:style>
    <style:style style:name="T126" style:family="text">
      <style:text-properties officeooo:rsid="143fb12d"/>
    </style:style>
    <style:style style:name="T127" style:family="text">
      <style:text-properties officeooo:rsid="14414878"/>
    </style:style>
    <style:style style:name="T128" style:family="text">
      <style:text-properties officeooo:rsid="1446160b"/>
    </style:style>
    <style:style style:name="T129" style:family="text">
      <style:text-properties officeooo:rsid="14488a14"/>
    </style:style>
    <style:style style:name="T130" style:family="text">
      <style:text-properties officeooo:rsid="1448e4f7"/>
    </style:style>
    <style:style style:name="T131" style:family="text">
      <style:text-properties officeooo:rsid="13eab827"/>
    </style:style>
    <style:style style:name="T132" style:family="text">
      <style:text-properties officeooo:rsid="144dff00"/>
    </style:style>
    <style:style style:name="T133" style:family="text">
      <style:text-properties officeooo:rsid="144eea22"/>
    </style:style>
    <style:style style:name="T134" style:family="text">
      <style:text-properties officeooo:rsid="14509d75"/>
    </style:style>
    <style:style style:name="T135" style:family="text">
      <style:text-properties officeooo:rsid="1457643e"/>
    </style:style>
    <style:style style:name="T136" style:family="text">
      <style:text-properties officeooo:rsid="14582212"/>
    </style:style>
    <style:style style:name="T137" style:family="text">
      <style:text-properties officeooo:rsid="1459fc25"/>
    </style:style>
    <style:style style:name="T138" style:family="text">
      <style:text-properties officeooo:rsid="1461c2a0"/>
    </style:style>
    <style:style style:name="T139" style:family="text">
      <style:text-properties officeooo:rsid="1463e25c"/>
    </style:style>
    <style:style style:name="T140" style:family="text">
      <style:text-properties officeooo:rsid="1465280f"/>
    </style:style>
    <style:style style:name="T141" style:family="text">
      <style:text-properties officeooo:rsid="14660645"/>
    </style:style>
    <style:style style:name="T142" style:family="text">
      <style:text-properties officeooo:rsid="146a70dd"/>
    </style:style>
    <style:style style:name="T143" style:family="text">
      <style:text-properties officeooo:rsid="14742412"/>
    </style:style>
    <style:style style:name="T144" style:family="text">
      <style:text-properties officeooo:rsid="147b0f6a"/>
    </style:style>
    <style:style style:name="T145" style:family="text">
      <style:text-properties officeooo:rsid="14851a81"/>
    </style:style>
    <style:style style:name="T146" style:family="text">
      <style:text-properties officeooo:rsid="2616d6e4"/>
    </style:style>
    <style:style style:name="T147" style:family="text">
      <style:text-properties officeooo:rsid="2617d30d"/>
    </style:style>
    <style:style style:name="T148" style:family="text">
      <style:text-properties officeooo:rsid="261b0658"/>
    </style:style>
    <style:style style:name="T149" style:family="text">
      <style:text-properties officeooo:rsid="148f7f4e"/>
    </style:style>
    <style:style style:name="T150" style:family="text">
      <style:text-properties officeooo:rsid="1492e411"/>
    </style:style>
    <style:style style:name="T151" style:family="text">
      <style:text-properties fo:language="en" fo:country="US"/>
    </style:style>
    <style:style style:name="T152" style:family="text">
      <style:text-properties fo:language="en" fo:country="US" fo:font-style="normal" style:font-style-asian="normal" style:font-style-complex="normal"/>
    </style:style>
    <style:style style:name="T153" style:family="text">
      <style:text-properties officeooo:rsid="070a3f91"/>
    </style:style>
    <style:style style:name="T154" style:family="text">
      <style:text-properties officeooo:rsid="07087b99"/>
    </style:style>
    <style:style style:name="T155" style:family="text">
      <style:text-properties officeooo:rsid="14b03321"/>
    </style:style>
    <style:style style:name="T156" style:family="text">
      <style:text-properties officeooo:rsid="14b11e43"/>
    </style:style>
    <style:style style:name="T157" style:family="text">
      <style:text-properties style:use-window-font-color="true" fo:font-size="10pt" fo:background-color="transparent" loext:char-shading-value="0" style:font-name-asian="Times New Roman" style:font-size-asian="10pt" style:font-name-complex="Times New Roman" style:font-size-complex="12pt"/>
    </style:style>
    <style:style style:name="T158"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5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2">Druhy karet/itemů</text:h>
      <text:p text:style-name="P77">Kouzlo</text:p>
      <text:p text:style-name="P78">Rituál</text:p>
      <text:p text:style-name="P77">Očarování<text:line-break/>(recept)</text:p>
      <text:p text:style-name="P77">Magický předmět</text:p>
      <text:p text:style-name="P77">Lektvar</text:p>
      <text:p text:style-name="P77"/>
      <text:h text:style-name="P187"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65912332" text:style-name="L1">
        <text:list-item>
          <text:p text:style-name="P100">stane se něco jinýho (silnějšího?)</text:p>
        </text:list-item>
        <text:list-item>
          <text:p text:style-name="P100">Přibude na kostce další možnost (původně se něco dělo jen na 4, teď to bude i na 3).</text:p>
        </text:list-item>
        <text:list-item>
          <text:p text:style-name="P100">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32">Formule může být přímo napsána na předmětu, ale taky nemusí. Může být třeba jinde v dungeonu, a podobně.</text:span></text:p>
      <text:p text:style-name="P10">/* Q: Vypíše identifikace všechny aktivační formule předmětu? */</text:p>
      <text:list xml:id="list211847509" text:style-name="L2">
        <text:list-item>
          <text:p text:style-name="P101">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34">Je to formule, takže se dá aktivace provést spolu s jinou činností, třeba s útokem.</text:span> */</text:p>
      <text:h text:style-name="P192" text:outline-level="3">Svitky</text:h>
      <text:p text:style-name="P3">Svitky s kouzlem vždy obsahují <text:span text:style-name="T12">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92" text:outline-level="3">Grimoáry</text:h>
      <text:p text:style-name="Text_20_body"><text:span text:style-name="T2">V jedné knize může být víc kouzel nebo rituálů. </text:span><text:span text:style-name="T3">Každé kouzlo je vždy na jedné straně, rituály zabírají více stran.</text:span><text:span text:style-name="T2"> </text:span><text:span text:style-name="T3">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7">nějakej jednoduchej upgradovací recept (v rámci dungeonu) by asi mohl bejt už v prvním dobrodružství.</text:span></text:p>
      <text:h text:style-name="Heading_20_2" text:outline-level="2"><text:soft-page-break/>Velikosti předmětů</text:h>
      <text:p text:style-name="P51">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93" text:outline-level="3">Runy</text:h>
      <text:p text:style-name="P91">https://www.deviantart.com/chimeradragonfang/art/Zelian-Rune-Stone-Warrior-172444661</text:p>
      <text:h text:style-name="P168" text:outline-level="4">Runa světla</text:h>
      <text:p text:style-name="P28"><text:span text:style-name="T80">D</text:span><text:span text:style-name="T78">uše</text:span></text:p>
      <text:p text:style-name="P58">Svítí jako lucerna.</text:p>
      <text:h text:style-name="Heading_20_4" text:outline-level="4">Runa stínu</text:h>
      <text:p text:style-name="P59">Duše</text:p>
      <text:p text:style-name="P60">Na oblast, kterou by osvítila lucerna, padne stín. Nejhlubší je uprostřed.</text:p>
      <text:h text:style-name="P169" text:outline-level="4"><text:span text:style-name="T145">Starší r</text:span>una věčnosti</text:h>
      <text:p text:style-name="P86"><text:span text:style-name="T78">Dokud máš tuto runu u sebe a připoutanou, </text:span><text:span text:style-name="T81">na tvoje tělo </text:span><text:span text:style-name="T78">nepůsobí tok času. Nestárneš, nepotřebuješ jíst ani pít</text:span><text:span text:style-name="T81">, nerostou ti vlasy ani vousy a tak dále. Pokud jsi otrávený, působení jedu </text:span><text:span text:style-name="T82">se zastaví:</text:span><text:span text:style-name="T81"> </text:span><text:span text:style-name="T82">dále trvají</text:span><text:span text:style-name="T81">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1">;/* Tohle je elder (starší) runa, velmi mocná */</text:p>
      <text:h text:style-name="P170" text:outline-level="4"><text:soft-page-break/>Teleportační runa</text:h>
      <text:p text:style-name="P26"><text:span text:style-name="T79">D</text:span><text:span text:style-name="T78">uše</text:span></text:p>
      <text:p text:style-name="P22">Malá kamenná tabulka s vyrytou runou.</text:p>
      <text:p text:style-name="Example">/* <text:span text:style-name="T76">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45">K</text:span><text:span text:style-name="T47">dyž máš tuto runu připoutanou a </text:span><text:span text:style-name="T49">nahlas ji</text:span><text:span text:style-name="T47"> vyslovíš, pře</text:span><text:span text:style-name="T49">místíš se k ní spolu se vším, co neseš. </text:span><text:span text:style-name="T47">Runu při tom nemusíš vidět, musí od tebe ale být nejvýše v dlouhé vzdálenosti</text:span><text:span text:style-name="T46">. </text:span><text:span text:style-name="T47">Platí </text:span><text:span text:style-name="T51">všechny</text:span><text:span text:style-name="T49"> </text:span><text:span text:style-name="T47">podmínky u</text:span><text:span text:style-name="T49">vedené u</text:span><text:span text:style-name="T47"> kouzla </text:span><text:span text:style-name="T23">Hyperprostor</text:span><text:span text:style-name="T47">, </text:span><text:span text:style-name="T50">musíš se</text:span><text:span text:style-name="T47"> tedy například k runě vejít a musí ho to </text:span><text:span text:style-name="T48">tam</text:span><text:span text:style-name="T47"> unést.</text:span></text:p>
      <text:list xml:id="list3739123164" text:style-name="L3">
        <text:list-item>
          <text:p text:style-name="P102">Připoutanou runu můžeš také někam hodit nebo jinak dopravit a pak se k ní přemístit.</text:p>
        </text:list-item>
      </text:list>
      <text:h text:style-name="P194" text:outline-level="3">Prsteny</text:h>
      <text:h text:style-name="P195" text:outline-level="3">Amulety</text:h>
      <text:h text:style-name="P171" text:outline-level="4">Amulet vodního dechu</text:h>
      <text:p text:style-name="P25">Finesa</text:p>
      <text:p text:style-name="P73">Umožňuje dýchat pod vodou.</text:p>
      <text:h text:style-name="Heading_20_4" text:outline-level="4">Amulet orkské podoby</text:h>
      <text:p text:style-name="P74">S tímto amuletem budeš vypadat jako ork. Tvé oblečení a vybavení změní vzhled, ale ne <text:span text:style-name="T129">druh</text:span> – <text:span text:style-name="T129">elfský </text:span>meč bude <text:span text:style-name="T129">například</text:span> vypadat jako ork<text:span text:style-name="T130">ský</text:span> meč. <text:span text:style-name="T129">Dokud iluze trvá, odložené předměty zachovávají svou podobu.</text:span></text:p>
      <text:h text:style-name="Heading_20_3" text:outline-level="3"><text:soft-page-break/>Hůlky</text:h>
      <text:h text:style-name="Heading_20_4" text:outline-level="4">Hůlka ohně</text:h>
      <text:p text:style-name="P24">Duše</text:p>
      <text:p text:style-name="P17">Hlavici této hůlky tvoří středně velký rubín, tlumeně žhnoucí vnitřním světlem. Je na ní vyryt nápis staroelfskými runami: <text:span text:style-name="T13">Ohnivá šipka</text:span><text:span text:style-name="T40">.</text:span></text:p>
      <text:p text:style-name="P75"><text:span text:style-name="T22">Opakovatelné kouzlo (6b)</text:span><text:span text:style-name="T14"><text:line-break/></text:span><text:span text:style-name="T29">Hod</text:span><text:span text:style-name="T16">: </text:span><text:span text:style-name="T21">1</text:span><text:span text:style-name="T14">/</text:span><text:span text:style-name="T17">1k</text:span><text:span text:style-name="T21">2</text:span><text:span text:style-name="T43"> </text:span><text:span text:style-name="T60">proti </text:span><text:span text:style-name="T41">Finese </text:span><text:span text:style-name="T61">(oheň)</text:span><text:span text:style-name="T15"> </text:span><text:span text:style-name="T18">(</text:span><text:span text:style-name="T21">3</text:span><text:span text:style-name="T19">b</text:span><text:span text:style-name="T18">/</text:span><text:span text:style-name="T21">6</text:span><text:span text:style-name="T18">b</text:span><text:span text:style-name="T20">)</text:span><text:span text:style-name="T13"><text:line-break/>Dosah:</text:span><text:span text:style-name="T40"> </text:span><text:span text:style-name="T43">krátký</text:span><text:span text:style-name="T41"> (</text:span><text:span text:style-name="T43">1</text:span><text:span text:style-name="T41">b)</text:span><text:span text:style-name="T40"><text:line-break/></text:span><text:span text:style-name="T13">Rozsah:</text:span><text:span text:style-name="T40"> 1 </text:span><text:span text:style-name="T42">cíl (0b)</text:span></text:p>
      <text:h text:style-name="Heading_20_4" text:outline-level="4">Hůlka iluzorní zdi</text:h>
      <text:p text:style-name="P11"><text:span text:style-name="T131">T</text:span>am, kde <text:span text:style-name="T133">touto</text:span> <text:span text:style-name="T132">hůlkou</text:span> po vyslovení kouzelné formule uděláš pomyslnou čáru, bude stát iluzorní zeď. Její délka<text:span text:style-name="T131"> nepřesáhne krátkou vzdálenost. </text:span>Její vzhled bude sedět<text:span text:style-name="T131"> k okolí: Když například uděláš čáru napříč chodbou, bude to vypadat, jako když tam chodba končí.</text:span></text:p>
      <text:h text:style-name="Heading_20_4" text:outline-level="4">Hůlka projekce obrazu</text:h>
      <text:p text:style-name="P12"><text:span text:style-name="T12">Dosah:</text:span> střední</text:p>
      <text:p text:style-name="P12">Po vyslovení <text:span text:style-name="T134">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9">Připoutaná má střední dostřel a nepočítá si postih za vzdálenost. Vždycky také víš, kterým směrem se nachází, takže ji snadno dokážeš najít.</text:p>
      <text:h text:style-name="Heading_20_4" text:outline-level="4"><text:soft-page-break/>Popravčí meč</text:h>
      <text:p text:style-name="P2">/* Vorpal sword, <text:span text:style-name="T33">možná spíš Executioner Sword</text:span> */</text:p>
      <text:p text:style-name="P6"><text:span text:style-name="T3">Na useknutí končetiny stačí zranění přes 2 * Sílu cíle (normálně je to přes 3* Sílu cíle). Když se to stane, </text:span><text:span text:style-name="T4">zranění se navíc zvýší o</text:span><text:span text:style-name="T3"> </text:span><text:span text:style-name="T5">3</text:span><text:span text:style-name="T3">.</text:span></text:p>
      <text:p text:style-name="P13">/* Pravidlo pro mrzačení jsem zrušil, takže nějak jinak */.</text:p>
      <text:p text:style-name="P14">IDEA: Snižuje mez pro okamžitou smrt o 2 (Tzn. <text:span text:style-name="T139">například</text:span> goblina, který má 4 žt, na místě zabije už rána za 2 žt).</text:p>
      <text:p text:style-name="P15">Nově: Nejen mez pro okamžitou smrt, ale i pro vážná zranění.</text:p>
      <text:h text:style-name="P172" text:outline-level="4">Zabiják elfů</text:h>
      <text:p text:style-name="P83"><text:span text:style-name="T6">Když je </text:span><text:span text:style-name="T7">Zabiják elfů</text:span><text:span text:style-name="T6"> připoutaný a v dlouhé vzdálenosti od něj se nachází nějací elfové, žlutě svítí. Světlo je slabé, nestačí na čtení.</text:span></text:p>
      <text:h text:style-name="Heading_20_4" text:outline-level="4">Holy item</text:h>
      <text:p text:style-name="Text_20_body">/* <text:span text:style-name="T35">Holy symbol, meč proti nemrtvým, atd.</text:span> */</text:p>
      <text:p text:style-name="Text_20_body">/* <text:span text:style-name="T36">Obecná idea je, že „odvracení nemrtvých“ bude přes item (holy symbol), nikoliv kouzlo</text:span> */</text:p>
      <text:p text:style-name="Text_20_body">- <text:span text:style-name="T35">odvracení nemrtvých, nebo možná nějaká přidaná damage proti nemrtvým.</text:span></text:p>
      <text:h text:style-name="P196" text:outline-level="3">Zbr<text:span text:style-name="T73">oje a štíty</text:span></text:h>
      <text:h text:style-name="P173" text:outline-level="4">Elfí kroužková zbroj</text:h>
      <text:p text:style-name="P70">/* <text:span text:style-name="T125">Možná nemagická?</text:span> */</text:p>
      <text:p text:style-name="P70">Těžká zbroj, ale postih na plížení a akrobacii je jen -1. Postih na kouzlení je stále -2.</text:p>
      <text:p text:style-name="P70">/* <text:span text:style-name="T138">Tohle nebrat, pak by thiefové nenosili nic jiného.</text:span> */</text:p>
      <text:h text:style-name="Heading_20_4" text:outline-level="4"><text:soft-page-break/>Sluneční štít</text:h>
      <text:p text:style-name="P45">Malý štít se zlatým symbolem slunce. Po vyslovení zaklínací formule krátce jasně zazáří.</text:p>
      <text:p text:style-name="P71">Oslepení: <text:span text:style-name="T12">Vytvoření nevýhody</text:span> <text:span text:style-name="T127">(Finesou) </text:span>s bonusem +2 k hodu <text:span text:style-name="T126">na všechny cíle v krátkém dosahu</text:span>, <text:span text:style-name="T126">ale nevýhoda trvá jen na 1 kolo.</text:span></text:p>
      <text:h text:style-name="Heading_20_4" text:outline-level="4">Magnetický štít</text:h>
      <text:p text:style-name="P37">Síla</text:p>
      <text:p text:style-name="P72">Velký železný štít. Po vyslovení magické formule přichytí všechny železné a ocelové předměty, které se jej dotýkají, jako kdyby s ním byly pevně spojené. Jinou formulí se spojení zruší.</text:p>
      <text:p text:style-name="P72">Efekt v boji: +2 k odzbrojení protivníka, pokud má železnou <text:span text:style-name="T128">nebo ocelovou</text:span> zbraň. Zbraň zůstane přichycená na štítu.</text:p>
      <text:h text:style-name="Heading_20_4" text:outline-level="4">Bubnový štít</text:h>
      <text:p text:style-name="P80"><text:span text:style-name="T12">Dosah:</text:span> kontaktní<text:line-break/>Efekt: +2 k hodu, pouze <text:span text:style-name="T12">odhození</text:span></text:p>
      <text:p text:style-name="P80"/>
      <text:p text:style-name="P80">Po vyslovení formule před sebou vyvolá hlasitou rázovou vlnu, která odhodí všechno v kontaktní dosahu.<text:span text:style-name="T143"> Také na něj jde bubnovat.</text:span></text:p>
      <text:h text:style-name="P174" text:outline-level="4">Zbroj pomalého pádu</text:h>
      <text:p text:style-name="P85"><text:span text:style-name="T12">Zbroj:</text:span> 1<text:line-break/><text:span text:style-name="T12">Postih:</text:span> -1<text:line-break/><text:span text:style-name="T12">Velikost:</text:span> trpaslická</text:p>
      <text:p text:style-name="P85">Když máš připoutanou a oblečenou Zbroj pomalého pádu, padáš natolik pomalu, že <text:s/>vždy zvládneš bezpečně dopadnout.</text:p>
      <text:p text:style-name="P38">Postih se počítá při kouzlení, běhu, plížení a podobně.</text:p>
      <text:h text:style-name="Heading_20_3" text:outline-level="3"><text:soft-page-break/>Pytle a batohy</text:h>
      <text:h text:style-name="Heading_20_4" text:outline-level="4"><text:span text:style-name="T74">Torna</text:span> beztíže</text:h>
      <text:p text:style-name="P39">Síla</text:p>
      <text:p text:style-name="P20">Vložené předměty nic neváží. <text:span text:style-name="T75">Nosit tuto tornu nedává nevýhodu nehledě na to, jak moc je plná.</text:span></text:p>
      <text:h text:style-name="P197" text:outline-level="3">Oděv</text:h>
      <text:h text:style-name="P175" text:outline-level="4">Hadí maska</text:h>
      <text:p text:style-name="P84">Když si <text:span text:style-name="T12">Hadí masku</text:span> připoutáš a nasadíš, hadi ožijí a propůjčí ti svůj zrak. <text:span text:style-name="T144">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76" text:outline-level="4">Pancéřové rukavice</text:h>
      <text:p text:style-name="P47">(Trpaslická práce)</text:p>
      <text:p text:style-name="P30">Síla</text:p>
      <text:p text:style-name="P47">V těchto železných rukavicích můžeš bez nebezpečí mlátit do kamenné zdi.</text:p>
      <text:list xml:id="list1901663265" text:style-name="L4">
        <text:list-item>
          <text:p text:style-name="P114">Samy o sobě slouží jako zbraň 1/0.</text:p>
          <text:list>
            <text:list-item>
              <text:p text:style-name="P116">Improvizovaná střední zbraň.</text:p>
            </text:list-item>
          </text:list>
        </text:list-item>
      </text:list>
      <text:list xml:id="list364628756" text:style-name="L5">
        <text:list-item>
          <text:p text:style-name="P115">Při prorážení bariér se počítají jako těžká zbraň.</text:p>
        </text:list-item>
      </text:list>
      <text:h text:style-name="P177" text:outline-level="4"><text:soft-page-break/>Tiché boty</text:h>
      <text:p text:style-name="P29">Finesa</text:p>
      <text:p text:style-name="P46">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Speciální</text:h>
      <text:h text:style-name="P178" text:outline-level="4">Kouzelný kalich</text:h>
      <text:p text:style-name="P94">/<text:span text:style-name="T150">* Trpaslický předmět */</text:span></text:p>
      <text:p text:style-name="P93">Když vyslovíš XY, tak kalich začne pohlcovat vše, co do něj najeleš. Když vyslovíš YZ, naplní se tím, co do něj bylo nalito. Vejde se do něj 5 litrů tekutiny.</text:p>
      <text:h text:style-name="P179" text:outline-level="4">Elfí lano</text:h>
      <text:p text:style-name="P36">Finesa</text:p>
      <text:p text:style-name="P69"><text:span text:style-name="T137">2</text:span>0 metrů lehkého, ale pevného lana. Po vyslovení zaklínací formule se na něm rozváží všechny uzly.</text:p>
      <text:h text:style-name="P180" text:outline-level="4">Strážn<text:span text:style-name="T124">ý</text:span> zvonek</text:h>
      <text:p text:style-name="P35">Finesa</text:p>
      <text:p text:style-name="P68"><text:span text:style-name="T136">Tento zvonek z</text:span>azvoní <text:span text:style-name="T123">pokaždé</text:span>, když <text:span text:style-name="T135">se</text:span> do krátké vzdálenosti od něj <text:span text:style-name="T135">dostane tvor schopný ti vážně ublížit.</text:span></text:p>
      <text:h text:style-name="Heading_20_4" text:outline-level="4">Ovládací předmět<text:span text:style-name="T88">y</text:span></text:h>
      <text:p text:style-name="P33">Duše</text:p>
      <text:p text:style-name="P50"><text:soft-page-break/>Může to být kde co – hůlka, <text:span text:style-name="T89">čelenka, náramek</text:span>, atp. Připoutání předmětu postavě umožní dávat příkazy jednomu konkrétnímu tvoru, pro kterého byl ovládací předmět stvořen (u zvířat a podobně by to asi mohla bejt i jedna kategorie – třeb<text:span text:style-name="T85">a</text:span> vlk, <text:span text:style-name="T84">golem nebo socha bude vždy jeden konkrétní</text:span>).</text:p>
      <text:list xml:id="list3133040642" text:style-name="L6">
        <text:list-item>
          <text:p text:style-name="P117">Může být omezeno, kde ten předmět funguje. Golema lze třeba ovládat jen v <text:span text:style-name="T86">rámci</text:span> podzemí, nebo dokonce jen v jeho části. <text:span text:style-name="T87">Nebo všude tam, kde jsou na stěnách příslušné runy.</text:span></text:p>
        </text:list-item>
        <text:list-item>
          <text:p text:style-name="P118">Příkazy musí postava (i hráč) říkat nahlas a musí být v příslušném jazyce.</text:p>
        </text:list-item>
      </text:list>
      <text:p text:style-name="P31">Upgrade:</text:p>
      <text:p text:style-name="P52">Rituál, který dotyčného tvora sumonne.</text:p>
      <text:h text:style-name="Heading_20_2" text:outline-level="2"><text:span text:style-name="T77">Spotřební</text:span> předměty</text:h>
      <text:h text:style-name="Heading_20_4" text:outline-level="4">Kouzelné přesýpací hodiny</text:h>
      <text:p text:style-name="P67">Dokud se písek sype, stojí čas.</text:p>
      <text:p text:style-name="P67">/* <text:span text:style-name="T140">Huh, to je hodně drsné. Mohlo by to fungovat jen na komunikaci – tj. dá to hráčům čas se domluvit, ale ne něco udělat. Na druhou stranu to může hru dost zdržovat.</text:span> */</text:p>
      <text:h text:style-name="Heading_20_3" text:outline-level="3">Enchanty</text:h>
      <text:p text:style-name="P49">Očarování zbraně, zbroje a tak.</text:p>
      <text:list xml:id="list3373737352" text:style-name="L7">
        <text:list-item>
          <text:p text:style-name="P119">Je to recpet, takže se na to musí shánět ingredience.</text:p>
        </text:list-item>
        <text:list-item>
          <text:p text:style-name="P119">Je to rituál, musí se provést na konkrétním místě (což může být i v jiném dungeonu).</text:p>
        </text:list-item>
        <text:list-item>
          <text:p text:style-name="P120"><text:soft-page-break/>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98" text:outline-level="3">Hole</text:h>
      <text:p text:style-name="P48">Nabíjení staffek: Asi by to mohlo jít. V určitých dungeonech může být k nalezení rituál, který umožní omezený nabíjení:</text:p>
      <text:list xml:id="list1555362534" text:style-name="L8">
        <text:list-item>
          <text:p text:style-name="P121">jen určitého druhu předmětů (např. jen rubíny, tzn. ohnivá kouzla).</text:p>
        </text:list-item>
        <text:list-item>
          <text:p text:style-name="P122">V omezené míře (je nutné někde najít nabitý rubín a z něj pak energii rituálem „přelít“ do staffky<text:span text:style-name="T83">)</text:span>.</text:p>
        </text:list-item>
      </text:list>
      <text:h text:style-name="P181" text:outline-level="4">Hůl ohně</text:h>
      <text:p text:style-name="P27">Duše</text:p>
      <text:p text:style-name="P18">Na konci hole jsou tři velké, žhnoucí rubíny. <text:span text:style-name="T38">Do dřeva je vyrytý nápis staroelfskými runami: </text:span><text:span text:style-name="T13">Ohnivá koule</text:span><text:span text:style-name="T40">. </text:span><text:span text:style-name="T44">Po každém seslání Ohnivé koule jeden z rubínů pohasne.</text:span></text:p>
      <text:h text:style-name="P199" text:outline-level="3"><text:span text:style-name="T44">R</text:span><text:span text:style-name="T39">eagenty</text:span></text:h>
      <text:p text:style-name="P76"><text:span text:style-name="T62">Č</text:span><text:span text:style-name="T39">ervená, zelená, modrá, čirá, černá.</text:span></text:p>
      <text:p text:style-name="P76"><text:span text:style-name="T39">/* </text:span><text:span text:style-name="T63">Na to by se asi spíš hodily žetony..</text:span><text:span text:style-name="T39"> */</text:span></text:p>
      <text:h text:style-name="Heading_20_3" text:outline-level="3"><text:span text:style-name="T44">L</text:span><text:span text:style-name="T39">ektvary</text:span></text:h>
      <text:p text:style-name="P42">Standardní trvání lektvarů je „několik minut“. Míní se tím jeden boj (do 20 kol) a něco málo před tím a po tom.</text:p>
      <text:list xml:id="list2388903015" text:style-name="L9">
        <text:list-item>
          <text:p text:style-name="P103">Lektvary a elixíry se nepřipoutávají.</text:p>
        </text:list-item>
        <text:list-item>
          <text:p text:style-name="P104"><text:soft-page-break/>Když v průběhu působení jednoho lektvaru vypiješ jiný, ten první přestane účinkovat.</text:p>
          <text:list>
            <text:list-item>
              <text:p text:style-name="P123"><text:span text:style-name="T55">J</text:span><text:span text:style-name="T54">e </text:span><text:span text:style-name="T55">to</text:span><text:span text:style-name="T39"> jediná možnost, jak působení lektvaru ukončit předčasně.</text:span></text:p>
            </text:list-item>
          </text:list>
        </text:list-item>
      </text:list>
      <text:h text:style-name="Heading_20_4" text:outline-level="4">Éterický <text:span text:style-name="T94">elixír</text:span></text:h>
      <text:p text:style-name="P53"><text:span text:style-name="T96">Po p</text:span>ožití tohoto <text:span text:style-name="T95">elixíru</text:span> <text:span text:style-name="T91">spolu se vším, co neseš,</text:span> <text:span text:style-name="T93">částečně zprůsvitníš a</text:span> výrazně <text:span text:style-name="T90">se ti</text:span> sníží hmotnost.</text:p>
      <text:list xml:id="list2811754956" text:style-name="L10">
        <text:list-item>
          <text:p text:style-name="P125">Můžeš skákat dvakrát tak daleko a vysoko.</text:p>
        </text:list-item>
        <text:list-item>
          <text:p text:style-name="P126">Máš <text:span text:style-name="T92">výhodu při plížení a skrývání.</text:span></text:p>
        </text:list-item>
        <text:list-item>
          <text:p text:style-name="P125">V boji máš nevýhodu, protože tvé tělo reaguje jinak, než jsi zvyklý.</text:p>
        </text:list-item>
        <text:list-item>
          <text:p text:style-name="P124"><text:span text:style-name="T110">Šplhání je pro tebe výrazně jednodušší. Je to podobný rozdíl, jak když máš nebo nemáš dovednost </text:span><text:span text:style-name="T26">šplhání</text:span><text:span text:style-name="T110"> (lektvar ti pomůže, i když ji máš).</text:span></text:p>
        </text:list-item>
      </text:list>
      <text:h text:style-name="Heading_20_4" text:outline-level="4">Lektvar ohnivého dechu</text:h>
      <text:p text:style-name="P32">Dosah: kontaktní<text:line-break/><text:span text:style-name="T97">Fyzický útok ohněm, Finesou proti Finese: 1/1k4</text:span></text:p>
      <text:p text:style-name="P54">Po <text:span text:style-name="T141">dobu působení</text:span> dokážeš vydechovat oheň. <text:span text:style-name="T99">Dechem můžeš útočit, použít jej na </text:span><text:span text:style-name="T24">vytv</text:span><text:span text:style-name="T25">o</text:span><text:span text:style-name="T24">ření výhody</text:span><text:span text:style-name="T53">,</text:span><text:span text:style-name="T98"> a podobně.</text:span></text:p>
      <text:h text:style-name="P182" text:outline-level="4">Lektvar <text:span text:style-name="T100">síly</text:span></text:h>
      <text:p text:style-name="P40">Zv<text:span text:style-name="T106">ýší</text:span> Sílu o <text:span text:style-name="T102">1</text:span>.</text:p>
      <text:h text:style-name="P182" text:outline-level="4">Lektvar <text:span text:style-name="T100">mrštnosti</text:span></text:h>
      <text:p text:style-name="P41">Zv<text:span text:style-name="T106">ýší</text:span> Finesu o <text:span text:style-name="T102">1</text:span>.</text:p>
      <text:h text:style-name="P183" text:outline-level="4">Lektvar <text:span text:style-name="T101">duševní síly</text:span></text:h>
      <text:p text:style-name="P41">Zv<text:span text:style-name="T106">ýší</text:span> <text:span text:style-name="T101">Duši</text:span> o <text:span text:style-name="T102">1</text:span>.</text:p>
      <text:h text:style-name="P184" text:outline-level="4"><text:soft-page-break/>Lektvar <text:span text:style-name="T103">obří</text:span> <text:span text:style-name="T100">síly</text:span></text:h>
      <text:p text:style-name="P41">Zv<text:span text:style-name="T106">ýší</text:span> Sílu o <text:span text:style-name="T103">2, ale sníží Duši a Finesu o 1</text:span>.</text:p>
      <text:h text:style-name="P184" text:outline-level="4">Lektvar <text:span text:style-name="T104">protřelosti</text:span></text:h>
      <text:p text:style-name="P41">Zv<text:span text:style-name="T106">ýší</text:span> Finesu o <text:span text:style-name="T105">2, ale sníží Sílu a Duši o 1</text:span>.</text:p>
      <text:h text:style-name="P184" text:outline-level="4">Lektvar <text:span text:style-name="T101">duševní moci</text:span></text:h>
      <text:p text:style-name="P41">Zv<text:span text:style-name="T106">ýší</text:span> <text:span text:style-name="T101">Duši</text:span> o <text:span text:style-name="T103">2, ale sníží Sílu a Finesu o 1</text:span>.</text:p>
      <text:h text:style-name="Heading_20_4" text:outline-level="4">Lektvar pronikavého sluchu</text:h>
      <text:p text:style-name="P57">Zvuky z krátké vzdálenosti slyšíš mnohonásobně silněji. <text:span text:style-name="T108">Postřehneš</text:span> například zvuk dechu či tep srdce i za stěnou či za zavřenými dveřmi. <text:span text:style-name="T109">Hovor uslyšíš </text:span>skrz několik metrů skály.</text:p>
      <text:list xml:id="list3670494860" text:style-name="L11">
        <text:list-item>
          <text:p text:style-name="P127">Pokud <text:span text:style-name="T109">poblíž</text:span> tebe zazní silnější zvuk než hlasitý hovor, budeš mít v příštím kole nevýhodu na všechny hody.</text:p>
        </text:list-item>
      </text:list>
      <text:h text:style-name="Heading_20_4" text:outline-level="4">Elixír uzdravení</text:h>
      <text:p text:style-name="P62">Kompletně odstraní slepotu a hluchotu. Smrtelnou nemoc zmírní natolik, že pacient přežije. Méně nebezpečné nemoci zcela vyléčí. Lehká zranění vyléčí v průběhu působení lektvaru, těžká se zacelí po nejbližším vydatném odpočinku. <text:span text:style-name="T111">Zranění jedem sice vyléčí, ale jed samotný z těla neodstraní, takže pokud ještě neskončila doba latence nebo působení jedu, bude se normálně házet na zranění.</text:span></text:p>
      <text:h text:style-name="P200" text:outline-level="3">Oleje</text:h>
      <text:p text:style-name="P63"><text:span text:style-name="T58">T</text:span><text:span text:style-name="T39">rvání je stejné jako u lektvarů a elixírů (několik minut). Oleje se ale nepijí, místo toho se jimi potírá tělo nebo předmět </text:span><text:span text:style-name="T59">(zhruba do velikosti člověka)</text:span><text:span text:style-name="T39">. </text:span><text:span text:style-name="T59">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text:soft-page-break/>Olej <text:span text:style-name="T112">malé/střední/velké</text:span> odolnosti proti Mrazu/Ohni/<text:span text:style-name="T114">Blesku/</text:span>Kyselině</text:h>
      <text:p text:style-name="P64">Snižuje zranění <text:span text:style-name="T113">určeným</text:span> elementem o 1/2/3 (podle síly oleje).</text:p>
      <text:h text:style-name="Heading_20_3" text:outline-level="3">Výbušniny a hořlaviny</text:h>
      <text:h text:style-name="Heading_20_4" text:outline-level="4">Ohnivá hlína</text:h>
      <text:p text:style-name="P34">Fyzický útok <text:span text:style-name="T115">Finesou</text:span> <text:span text:style-name="T119">0</text:span>/1k<text:span text:style-name="T120">10</text:span> <text:span text:style-name="T116">(oheň)</text:span> proti Finese.</text:p>
      <text:p text:style-name="P65">Ohni<text:span text:style-name="T117">vá hlína je hliněná koule velikosti vlašského ořechu. Po nárazu exploduje do plamenné koule o průměru 2 metrů.</text:span></text:p>
      <text:h text:style-name="Heading_20_4" text:outline-level="4">Ž<text:span text:style-name="T118">i</text:span>vý oheň</text:h>
      <text:p text:style-name="P66"><text:span text:style-name="T12">Fyzický útok Finesou </text:span><text:span text:style-name="T27">0/- proti Finese.</text:span><text:span text:style-name="T121"><text:line-break/></text:span><text:span text:style-name="T27">Zranění 1k6 (oheň) každé kolo po dobu 5 kol.</text:span></text:p>
      <text:p text:style-name="P66">Živý oheň se uchovává ve formě tekutiny v pečlivě uzavřených skleněných flakónech. Jakýkoliv kontakt se vzduchem tekutinu zapálí. <text:span text:style-name="T122">Flakón sám o sobě nezraňuje, na zranění se hází, jako by šlo o obyčejný zápalný olej. </text:span><text:span text:style-name="T28">Živý oheň</text:span><text:span text:style-name="T122"> je možné uhasit jen kouzlem.</text:span></text:p>
      <text:h text:style-name="P188" text:outline-level="1"><text:span text:style-name="T44">T</text:span><text:span text:style-name="T39">rpaslické předměty</text:span></text:h>
      <text:h text:style-name="Heading_20_4" text:outline-level="4">Opakovací kuše</text:h>
      <text:h text:style-name="Heading_20_4" text:outline-level="4">Šipkový štít</text:h>
      <text:p text:style-name="P81">/<text:span text:style-name="T149">* Tohle by asi měl bejt spíš mechanický výrobek než kouzelný předmět */</text:span></text:p>
      <text:p text:style-name="P81">Vystřeluje ocelovou šipku z prostředku šípu (krátký dostřel, zranění 1).</text:p>
      <text:h text:style-name="P185" text:outline-level="4">Štít pomalého pádu</text:h>
      <text:p text:style-name="P82">/* možná spíš zbroj */</text:p>
      <text:p text:style-name="P87">Na tento štít jde nastoupit a bezpečně klesat jako s kouzlem <text:span text:style-name="T12">pomalý pád</text:span>.</text:p>
      <text:h text:style-name="Heading_20_4" text:outline-level="4">Jehelníček</text:h>
      <text:p text:style-name="P92">Zbroj: +1</text:p>
      <text:p text:style-name="P92">Tento štít umí přitahovat okolo letící šípy, šipky, vrhací zbraně a podobně. Když vyslovíš formuli <text:span text:style-name="T30">„Dahar bhor“</text:span>, všechny projektily letící ze směru, kam jej nastavíš, a které by proletěly v krátké vzdálenosti od tebe, změní směr a zabodnou se do něj. Proti všem těmto útokům si házíš na obranu. Když použiješ <text:span text:style-name="T12">plnou obranu</text:span>, máš na to obvyklý bonus +2.</text:p>
      <text:h text:style-name="Heading_20_4" text:outline-level="4">Runotepecké pero</text:h>
      <text:p text:style-name="P89">Když máš toto ocelové psací pero připoutané, můžeš ho „namočit“ do libovolného kovu a pak <text:span text:style-name="T146">jím</text:span> psát. Kov není třeba před použitím roztavit, pero ho „nasaje“, i <text:span text:style-name="T146">když je</text:span> v pevném s<text:span text:style-name="T146">kupenství</text:span>. <text:span text:style-name="T147">Před „nasátím“ dalšího kovu je třeba nejprve „vypsat“ ten stávající.</text:span></text:p>
      <text:h text:style-name="Heading_20_4" text:outline-level="4"><text:soft-page-break/>Trpaslický cepín</text:h>
      <text:p text:style-name="P90">- <text:span text:style-name="T148">počítá se jako plnohodnotná těžká jednoruční zbraň (má zranění 2).</text:span></text:p>
      <text:p text:style-name="P90">Když tento cepín zasekneš do něčeho pevného a vyslovíš slova <text:span text:style-name="T30">„</text:span><text:span text:style-name="T31">A</text:span><text:span text:style-name="T30">bador gadar!“</text:span>, nepůjde z toho žádným způsobem dostat, dokud neřekneš <text:span text:style-name="T30">„</text:span><text:span text:style-name="T31">A</text:span><text:span text:style-name="T30">bador horb!“</text:span> - poté naopak půjde snadno vytáhnout. Dokud jej máš připoutaný, jde také zaseknout do skály, jako kdyby to byl led.</text:p>
      <text:h text:style-name="Heading_20_4" text:outline-level="4">Trpaslické mačky</text:h>
      <text:p text:style-name="P88">Když máš tato stoupací železa nasazená a magicky připoutaná, dokážeš je zaseknout i do pevné skály. Můžeš tedy s nimi šplhat po kamenné stěně, jako kdyby to byl ledovec.</text:p>
      <text:h text:style-name="P189" text:outline-level="1">Orkské předměty</text:h>
      <text:h text:style-name="Heading_20_4" text:outline-level="4"><text:span text:style-name="T64">O</text:span><text:span text:style-name="T39">rkské lano</text:span></text:h>
      <text:p text:style-name="Text_20_body"><text:span text:style-name="T39">- </text:span><text:span text:style-name="T64">Na rozdíl od elfského lana se na povel nerozvazuje, ale naopak se pokusí přivázat na něco poblíž.</text:span></text:p>
      <text:h text:style-name="P190" text:outline-level="1"><text:span text:style-name="T44">A</text:span><text:span text:style-name="T39">rtefakty</text:span></text:h>
      <text:p text:style-name="P95"><text:span text:style-name="T65">N</text:span><text:span text:style-name="T39">ějakej grimoár?</text:span></text:p>
      <text:list xml:id="list2115295153" text:style-name="L12">
        <text:list-item>
          <text:p text:style-name="P128"><text:span text:style-name="T67">Na jeho stránkách by se mohl objevovat text. Možná se tím nějakej wizard bude snažit postavy dovést na určitý místo? Proč? </text:span><text:span text:style-name="T68">Protože se schyluje k něčemu, čemu má grimoškvár bránit? (To asi víc sedí na nějakou oživlou sošku nebo tak něco...)</text:span></text:p>
        </text:list-item>
        <text:list-item>
          <text:p text:style-name="P105">Nebo je to možná klíč k aktivaci Oltáře bouří. A je to quest, WoW style...</text:p>
          <text:list>
            <text:list-item>
              <text:p text:style-name="P129"><text:span text:style-name="T39">Provést rituál ve </text:span><text:span text:style-name="T69">3 </text:span><text:span text:style-name="T39">dungeonech kolem?</text:span></text:p>
            </text:list-item>
          </text:list>
        </text:list-item>
        <text:list-item>
          <text:p text:style-name="P130"><text:span text:style-name="T69">M</text:span><text:span text:style-name="T39">ožná do něj jde psát a on pak odpovídá (na něco).</text:span></text:p>
        </text:list-item>
      </text:list>
      <text:p text:style-name="P95"><text:span text:style-name="T39">Zbraň </text:span><text:span text:style-name="T66">(mluvící and stuff)</text:span></text:p>
      <text:list xml:id="list2085441596" text:style-name="L13">
        <text:list-item>
          <text:p text:style-name="P131"><text:span text:style-name="T66">Z</text:span><text:span text:style-name="T39">ní to dost klišoidně... </text:span><text:span text:style-name="T72">Na druhou stranu, proč ne.</text:span></text:p>
        </text:list-item>
        <text:list-item>
          <text:p text:style-name="P106">Co bude chtít?</text:p>
          <text:list>
            <text:list-item>
              <text:p text:style-name="P107">Zabíjet orky?</text:p>
            </text:list-item>
          </text:list>
        </text:list-item>
        <text:list-item>
          <text:p text:style-name="P107">Jakou cenu za to bude její majitel platit?</text:p>
          <text:list>
            <text:list-item>
              <text:p text:style-name="P108">Krev?</text:p>
            </text:list-item>
            <text:list-item>
              <text:p text:style-name="P108">Vyčerpání (odliv)?</text:p>
            </text:list-item>
            <text:list-item>
              <text:p text:style-name="P132"><text:span text:style-name="T39">Nabíjení při sexu? (To můžu použít i jinde ;-</text:span><text:span text:style-name="T152">)</text:span><text:span text:style-name="T39">)</text:span></text:p>
            </text:list-item>
            <text:list-item>
              <text:p text:style-name="P133"><text:span text:style-name="T39">Artefakt nad n</text:span><text:span text:style-name="T8">ím občas převezme kontrolu?</text:span></text:p>
              <text:list>
                <text:list-item>
                  <text:p text:style-name="P138">Otázka je, jak to udělat, aby to neprudilo hráče.</text:p>
                </text:list-item>
              </text:list>
            </text:list-item>
            <text:list-item>
              <text:p text:style-name="P139">Sny?</text:p>
              <text:list>
                <text:list-item>
                  <text:p text:style-name="P139"><text:soft-page-break/>O čem? Co z toho?</text:p>
                </text:list-item>
                <text:list-item>
                  <text:p text:style-name="P139">Možná prorocké?</text:p>
                  <text:list>
                    <text:list-item>
                      <text:p text:style-name="P134"><text:span text:style-name="T8">Možná vždycky vítězné – meč ukáže postavě protivníka, kterého porazí. </text:span><text:span text:style-name="T9">Když k tomu boji dojde, tak pak postava dostane velký bonusy (+2 k hodu, nebo tak něco).</text:span><text:span text:style-name="T8"> </text:span><text:span text:style-name="T9">Takže to možná hráč bude chtít udělat. </text:span><text:span text:style-name="T10">A až tím, když prorokovaný cíl zabije, se mu odemkne další.</text:span></text:p>
                      <text:list>
                        <text:list-item>
                          <text:p text:style-name="P135"><text:span text:style-name="T10">M</text:span><text:span text:style-name="T8">ohlo by se to po čase resetnout.</text:span></text:p>
                        </text:list-item>
                        <text:list-item>
                          <text:p text:style-name="P140">A bonus roste za každej kill v řadě, kterej stihne v limitu (třeba za tejden).</text:p>
                        </text:list-item>
                      </text:list>
                    </text:list-item>
                    <text:list-item>
                      <text:p text:style-name="P141">Někdo ho bude chtít získat zpět (a meč ho ukáže jako cíl).</text:p>
                    </text:list-item>
                    <text:list-item>
                      <text:p text:style-name="P136"><text:span text:style-name="T10">T</text:span><text:span text:style-name="T8">ohle se mi líbí.</text:span></text:p>
                      <text:list>
                        <text:list-item>
                          <text:p text:style-name="P137"><text:span text:style-name="T8">Složitý je to ale dost, odemykání powerů asi </text:span><text:span text:style-name="T11">dát</text:span><text:span text:style-name="T8"> k něčemu jinýmu.</text:span></text:p>
                        </text:list-item>
                      </text:list>
                    </text:list-item>
                  </text:list>
                </text:list-item>
              </text:list>
            </text:list-item>
          </text:list>
        </text:list-item>
        <text:list-item>
          <text:p text:style-name="P109">Měla by mít víc powerů a hráč by měl postupně zjišťovat, jak se aktivují a co dělají.</text:p>
        </text:list-item>
      </text:list>
      <text:h text:style-name="Heading_20_2" text:outline-level="2"><text:span text:style-name="T66">O</text:span><text:span text:style-name="T39">ltář bouří</text:span></text:h>
      <text:p text:style-name="P43">Aktivuje se questem „zadávaným“ grimoárem.</text:p>
      <text:list xml:id="list1145889659" text:style-name="L14">
        <text:list-item>
          <text:p text:style-name="P110">Zůstane jednou aktivovaný oltář aktivovaný?</text:p>
          <text:list>
            <text:list-item>
              <text:p text:style-name="P111">Asi jo. Deaktivuje se nejspíš nějakým rituálem, ale nebude to rychlé (třeba dvakrát po sobě za úplňku, nebo tak něco).</text:p>
            </text:list-item>
          </text:list>
        </text:list-item>
      </text:list>
      <text:p text:style-name="P96"><text:soft-page-break/><text:span text:style-name="T71">Čím se nabíjí? Lidskou obětí? Možná nějakými speciálními krystaly? </text:span><text:span text:style-name="T70">Možná krví elfů určitého rodu? Krví ledových obrů?</text:span></text:p>
      <text:list xml:id="list3112836139" text:style-name="L15">
        <text:list-item>
          <text:p text:style-name="P112">Otázka je, k čemu bude dobré portál zaktivovat. K zastavení útočící orkské armády? Asi to bude na postavách, ale bude k tomu muset existovat důvod.</text:p>
        </text:list-item>
      </text:list>
      <text:h text:style-name="P191" text:outline-level="1"><text:span text:style-name="T44">Nezpracovan</text:span><text:span text:style-name="T52">é</text:span><text:span text:style-name="T44"> </text:span><text:span text:style-name="T52">předměty</text:span></text:h>
      <text:h text:style-name="Heading_20_4" text:outline-level="4"><text:span text:style-name="T52">N</text:span><text:span text:style-name="T39">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5"><text:span text:style-name="T56">P</text:span><text:span text:style-name="T39">ředmět je po dobu působení prakticky nezničitelný </text:span><text:span text:style-name="T57">(je ho možné použít jako improvizovanou zbraň)</text:span><text:span text:style-name="T39">. </text:span><text:span text:style-name="T56">Na živé tvory neúčinkuje.</text:span></text:p>
      <text:h text:style-name="Heading_20_4" text:outline-level="4">Protijed</text:h>
      <text:p text:style-name="P56">Snižuje sílu jedu o 4. <text:span text:style-name="T107">Když je podán v době latence, tak sníží oba hody na zranění. Když v době působení, tak jen ten druhý.</text:span></text:p>
      <text:p text:style-name="P56">/* <text:span text:style-name="T142">Protijedy a séra budou jed neutralizovat úplně – žádná čísla nejsou potřeba.</text:span> */</text:p>
      <text:p text:style-name="P44"/>
      <text:p text:style-name="P44"/>
      <text:h text:style-name="Heading_20_2" text:outline-level="2"><text:span text:style-name="T155">Netříděné n</text:span>ápady</text:h>
      <text:p text:style-name="P99">+Dýchací skřipka</text:p>
      <text:p text:style-name="P99">Požadavky: Alchymie 3</text:p>
      <text:p text:style-name="P99">Nástroje: Laboratoř</text:p>
      <text:p text:style-name="P99"><text:span text:style-name="T1">Základní suroviny</text:span>: 4 zl</text:p>
      <text:p text:style-name="P99">Speciální suroviny: /* Asi esence vodního a vzdušného živlu (možná by mohl stačit vzdušný) – otázka je, jak se něco takového získává */</text:p>
      <text:p text:style-name="P99"><text:soft-page-break/>Tržní cena výrobku: 8 zl</text:p>
      <text:p text:style-name="P99">Celková doba výroby: 12 hodin</text:p>
      <text:p text:style-name="P99">Celková doba magické saturace: 18 hodin</text:p>
      <text:p text:style-name="P99">Trvání efektu: Po dobu udržování</text:p>
      <text:p text:style-name="P99">Cena: 1</text:p>
      <text:p text:style-name="P99">-- Nasazuje se to na nos, po dobu udržování umožňuje dýchání pod vodou</text:p>
      <text:p text:style-name="P99">-- Možná by to mohlo mít i varianty na filtrování plynných jedů. */</text:p>
      <text:p text:style-name="P97"/>
      <text:p text:style-name="P97">Prsten nehmotnosti</text:p>
      <text:p text:style-name="P97">– vykopává do astrálu s možností se vrátit do fyzického světa (stejně jako lektvar nehmotnosti)</text:p>
      <text:p text:style-name="P97"/>
      <text:p text:style-name="P97">Křišťálová koule</text:p>
      <text:p text:style-name="P97">/* Scrying bowl */</text:p>
      <text:p text:style-name="P97">– sledovací zařízení. Při aktivaci na něco vytvoří magické spojení (na to, na co se dívá ten, kdo ji aktivuje). Následně se na jejím povrchu ukazuje to, co by se na něm odráželo, kdyby byla na místě, kam vede magické spojení</text:p>
      <text:p text:style-name="P97">– <text:span text:style-name="T153">záleží na to, ze které strany se na kouli díváš (respektive s ní můžeš točit, pokud se chceš kouknout „z druhé strany“).</text:span></text:p>
      <text:p text:style-name="P97">– varianta s magickou značkou (umí nahodit spojení na magickou značku)</text:p>
      <text:p text:style-name="P97">Propojené křištálové koule</text:p>
      <text:p text:style-name="P97"><text:soft-page-break/>/*Varianta palantír */</text:p>
      <text:p text:style-name="P97">– dvě koule spojené magickým spojením, každá ukazuje, co se odráží na povrchu druhé)</text:p>
      <text:p text:style-name="P97">– v podstatě varianta s magickou značkou s tím, že značka je napevno na druhé kouli</text:p>
      <text:p text:style-name="P97">– <text:span text:style-name="T154">přenáší i zvuk (na rozdíl od obyč křišťálové koule)</text:span></text:p>
      <text:p text:style-name="P97"/>
      <text:p text:style-name="P98">Létající koberec</text:p>
      <text:p text:style-name="P98">Vzkazové knihy</text:p>
      <text:p text:style-name="P98">Portály</text:p>
      <text:p text:style-name="P113">Detektor astrálních anomálií (potenciálních trhlin do hlubokého astrálu).</text:p>
      <text:p text:style-name="P113"/>
      <text:p text:style-name="P113"/>
      <text:h text:style-name="P186" text:outline-level="4">Ke zpracování: druhy magických předmětů <text:span text:style-name="T156">(nápady ze starší verze pravidel)</text:span></text:h>
      <text:p text:style-name="P144"/>
      <text:p text:style-name="P144">Prsteny</text:p>
      <text:p text:style-name="P144">Piercing</text:p>
      <text:p text:style-name="P144">Náušnice</text:p>
      <text:p text:style-name="P144"><text:s/>a vůbec všechna možná bižuterie.</text:p>
      <text:p text:style-name="P144"/>
      <text:p text:style-name="P159">Zbraně</text:p>
      <text:p text:style-name="P159"><text:soft-page-break/>Oděv, Zbroje a oděvní doplňky (pásky atp).</text:p>
      <text:p text:style-name="P159">Štíty</text:p>
      <text:p text:style-name="P159">Bižuterie (prsteny, amulety, čelenky, náhrdelníky)</text:p>
      <text:p text:style-name="P159">/* Tohle je naprosto o ničem. Podstatné je, co to může dělat, ne co to ve skutečnosti je. */</text:p>
      <text:p text:style-name="P159">-- zbraně a zbroje budou spíš o magických materiálech – respektive bonus ke KZ a ke zranění bude. Vlastní „magičnost“ by měla dělat něco extra – zářit, planout ohněm, atd. (pozor na to, aby to nepůsobilo dojmem používání efektů kouzel).</text:p>
      <text:p text:style-name="P159">IDEA: Zbraň se na chvíli vloží do plamenů, tím se aktivuje nějaká vlastnost (jaká?).</text:p>
      <text:p text:style-name="P159">-- jeden z aspektů je schopnost zasahovat nehmotné tvory.</text:p>
      <text:p text:style-name="P159">-- možnost udržovat kouzla</text:p>
      <text:p text:style-name="P159">-- přidávání magických resourců (holy symboly atp.)</text:p>
      <text:p text:style-name="P159"/>
      <text:p text:style-name="P159">-- elemental focus (hůlka posilující ohnivou magii, atp): Zvyšuje zranění elementem</text:p>
      <text:p text:style-name="P159">-- Elemental protection (zbroj s očarováním proti ohni, atp.): Přidává ochranu proti elementu</text:p>
      <text:p text:style-name="P159">/* Asi půjde mít ochranu proti vícero elementům současně, každá z nich se ale počítá za samostatné kouzlo a je ji tudíž potřeba zvlášť aktivovat a udržovat.</text:p>
      <text:p text:style-name="P159">-- i tak může být výhodné, když zbroj umí víc odolností, postava si pak může vybrat, kterou z nich aktivuje. */</text:p>
      <text:p text:style-name="P159"/>
      <text:p text:style-name="P159">Fluff</text:p>
      <text:p text:style-name="P160">Ochranné amulety, amulety pro štěstí /* Tohle asi spíš nebude v alchymii, uvidíme */, vonné oleje, kadidla, magické inkousty</text:p>
      <text:p text:style-name="P144"/>
      <text:h text:style-name="P203" text:outline-level="6"><text:soft-page-break/>Artefakty</text:h>
      <text:list xml:id="list2383006805" text:style-name="WW8Num5">
        <text:list-item>
          <text:p text:style-name="P163">V zásadě by to znamenalo, že skutečný artefakt může dotyčný vyrobit jen jeden, a to ještě tak, že se sám obětuje. To by ale bylo dost drsné... Artefakt by každopádně následně obsahoval 'duši' svého stvořitele (a mohl by případně i mluvit a tak...)</text:p>
        </text:list-item>
        <text:list-item>
          <text:p text:style-name="P163">To by ovšem znamenalo, že po démonech téměř určitě nezůstaly žádné mocné artefakty tohoto druhu (leda nějaká chodící socha, nebo něco v tom smyslu).</text:p>
        </text:list-item>
        <text:list-item>
          <text:p text:style-name="P163">Artefakty tohoto druhu by vnikaly ve chvílích největšího ohrožení nějakého národa (alchymista se pak obětuje ve prospěch svého lidu)... To by asi i šlo.</text:p>
        </text:list-item>
      </text:list>
      <text:p text:style-name="P149"/>
      <text:p text:style-name="P152">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p text:style-name="P150"><text:tab/>Variantou může být nějaký alchymista, který tohle udělal cíleně s tím, že si tak zajistí nesmrtelnost. Výsledek asi nebude zbraň, ale nějaký golem, nebo něco podobného...</text:p>
      <text:p text:style-name="P149"/>
      <text:h text:style-name="P203" text:outline-level="6">Magotechnologie</text:h>
      <text:p text:style-name="P144">-- podobná kategorie magie jako mutace, tetování a podobně. Prostě něco hodně experimentálního, extrémně vzácného.</text:p>
      <text:p text:style-name="P144">-- Původem asi od trpaslíků</text:p>
      <text:p text:style-name="P144">-- Magotechnologie je obecně napájena magickými krystaly</text:p>
      <text:p text:style-name="P144"/>
      <text:p text:style-name="P151">Základem krystalu je vždy dokonale vybroušený a naprosto čistý diamant. Velikost tohoto diamantu také určuje kapacitu krystalu. Kapacita je přímo úměrná objemu, ale i tak jdou ceny pěkně nahoru.</text:p>
      <text:p text:style-name="P151"/>
      <text:p text:style-name="P151">Centrální diamant je obklopen barevným kamenem, který je pro změnu obklopen jednolitým kusem naprosto čistého horského křišťálu. Vybrousit <text:soft-page-break/>křišťál a diamant zvládne schopný brusič drahách kamenů. Ale dát to celé dohromady – to je možné jen kouzlem.</text:p>
      <text:p text:style-name="P149"/>
      <text:p text:style-name="P157">Magotechnologický předmět obvykle má socket na krystal (případně více krystalů), a enchantment (třeba runy), který určuje vlastní efekt.</text:p>
      <text:p text:style-name="P144"/>
      <text:h text:style-name="P203" text:outline-level="6">Permanentní magické předměty, které čerpají sílu z jiného zdroje</text:h>
      <text:p text:style-name="P153">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53">/*</text:p>
      <text:p text:style-name="P153">Hodně dobrá myšlenka: Klášter udržuje okolní půdu úrodnou skrze rituály mnichů.</text:p>
      <text:p text:style-name="P153">-- po krajině by asi měly být rozmístěné nějaké symboly (kamenné sloupy, nebo tak něco), které toto působení přenáší.</text:p>
      <text:p text:style-name="P153">*/</text:p>
      <text:p text:style-name="P157"/>
      <text:p text:style-name="P153">Varianta pohánění krvavou magií – magické zbraně.</text:p>
      <text:p text:style-name="P153">Např: Oltář, který po provedení krvavého rituálu sešle nějaké mocné rituální kouzlo (ať už něco typu zemětřesení, nebo třeba spellup na celou armádu – např. Bloodlust).</text:p>
      <text:list xml:id="list1220355766" text:style-name="WW8Num4">
        <text:list-item>
          <text:p text:style-name="P164">blood magic by mohla být varianta, jak pohánět artefakty zbylé po démonech.</text:p>
        </text:list-item>
      </text:list>
      <text:p text:style-name="P153"><text:tab/>(Nějaký ten stát ve stylu Aztechnology, který provádí intenzivní výzkum starých démonických pozůstatků, snaží se najít cestu, jak je aktivovat. Nepochybně tam budou tendence znovu otevřít průchody, tzn prolomit Dračí pečeť).</text:p>
      <text:p text:style-name="P144"/>
      <text:h text:style-name="P203" text:outline-level="6">Charged magical items</text:h>
      <text:p text:style-name="P154">předměty na jedno použití schopné jednorázově vyvolat efekt, který by jinak vyžadoval aktivaci předmětu.</text:p>
      <text:p text:style-name="P154"><text:soft-page-break/>-- zatím nevím, co by sem tak mohlo patřit, ale v principu by to asi fungovat i mohlo.</text:p>
      <text:p text:style-name="P154"/>
      <text:p text:style-name="P155">/*</text:p>
      <text:p text:style-name="P155">Tvorba nabíjených předmětů funguje na principu dlouhodobého sesílání a předsesílání.</text:p>
      <text:p text:style-name="P155">Vždy bych se měl držet toho, že předmět může mít jen jedno použití. Výjimkou může být předmět nastavený na několik různých spouštěcích mechanismů (například různé magické formulky) – je už jedno, jestli se spouští pokaždé stejné kouzlo (efekt), nebo kouzla různá.</text:p>
      <text:p text:style-name="P158"/>
      <text:p text:style-name="P155">Každopádně platí, že je nutné znát spouštěcí mechanismus předmětu (například že se spouští formulí a text té formule (ve správném jazyce)).</text:p>
      <text:p text:style-name="P158"/>
      <text:p text:style-name="P155">Princip dlouhodobého sesílání bude zásadní pro omezení množství takových předmětů ve světě. Pro draka to není problém, ale pro člověka je několik týdnů (či měsíců, uvidíme) výroby poměrně dost limitující faktor</text:p>
      <text:p text:style-name="P155">*/</text:p>
      <text:p text:style-name="P144"/>
      <text:h text:style-name="P146" text:outline-level="7">Magické hůlky</text:h>
      <text:p text:style-name="P144"/>
      <text:p text:style-name="P144">TODO: Sledovací wandka z testovací hry.</text:p>
      <text:p text:style-name="P144"/>
      <text:p text:style-name="P144">-- obecně všechny předměty sesílající kouzla</text:p>
      <text:p text:style-name="P144"/>
      <text:p text:style-name="P144">-- hůlky nemohou sesílat protikouzla</text:p>
      <text:p text:style-name="P144">-- hůlky mohou sesílat obranná kozula (ale stojí to resourcy, takže hůlka musí být nabitá a ubírá jí to charge, kromě toho seslání obranného kouzla z hůlky hůlku deaktivuje a na další obranu ji tudíž bude třeba znovu aktivovat).</text:p>
      <text:p text:style-name="P144"/>
      <text:p text:style-name="P144"><text:soft-page-break/>Kouzla z hůlek (a obecně předmětů) je možné tvarovat jen při výrobě hůlky. Kouzlo z hůlky tedy bude pokaždé vypadat úplně stejně (leda by uměla seslat víc různě tvarovaných variant toho samého kouzla).</text:p>
      <text:p text:style-name="P144"/>
      <text:p text:style-name="P144">Pokud má kouzlo na něco působit, je nutné se toho hůlkou dotknout (a na útok se pak používá dovednost boje zblízka). Hůlka sesílající ohnivé střely na nic nepůsobí, prostě jen vytvoří střelu na své špici a vyšle jí směrem, jakým je hůlka namířena. Proto se při vyhodnocení zásahu počítá dovednost Použití magických hůlek.</text:p>
      <text:p text:style-name="P144">-- dostřel je vždy roven dosahu magického působení. Není možné sesílat hůlkou balistický fireball.</text:p>
      <text:p text:style-name="P144"/>
      <text:p text:style-name="P144">Kouzlo na předmětu musí každopádně mít modifikátor za seslání bez somatické komponenty. Kromě toho buď musí uživatel hůlky pronést zaklínadlo (může být na předmětu napsané a pronesení se může počítat za spouštěcí heslo), nebo musí mít zaklínadlo navíc ještě modifikátor za seslání bez verbální komponenty.</text:p>
      <text:p text:style-name="P144"/>
      <text:h text:style-name="P167" text:outline-level="9">Útok magickou hůlkou</text:h>
      <text:p text:style-name="P144">Se vyhodnocuje prostě jako útok zbraní (hůlky mohou mít útok třeba +1, možná na vyšším hodnocení trochy vyšší). Útočná dovednost je <text:span text:style-name="T159">Použití magických hůlek</text:span> – to ale platí jen pro hůlky působící na dálku. Pokud hůlka sesílá kouzlo dotykem, použije se nějaké vhodná bojová dovednost (asi Dýky nebo Boj beze zbraně).</text:p>
      <text:p text:style-name="P144"/>
      <text:p text:style-name="P144">Zranění asi bude závislé na typu seslaného kouzla (a tedy na tom, čím se zranění odolává). Ohnivé by například mohly mít +3.</text:p>
      <text:p text:style-name="P144"><text:soft-page-break/></text:p>
      <text:p text:style-name="P144">Hůlky skutečně sesílají kouzla, je tedy možné bránit se protikouzlem.</text:p>
      <text:p text:style-name="P144"/>
      <text:h text:style-name="P167" text:outline-level="9">Nabíjení magickým resourcem</text:h>
      <text:p text:style-name="P144">Pokud má hůlka emulovat efekt kouzla vyžadujícího magický zdroj, tak ji musí výrobce (nebo někdo další) správným druhem resourcu nabít. Kapacita je rovna hodnocení hůlky.</text:p>
      <text:p text:style-name="P144">Nabitou hůlku je pořád třeba před použitím aktivovat (jako každý magický předmět).</text:p>
      <text:p text:style-name="P144"/>
      <text:p text:style-name="P144">/* Hůlka na sesílání ohnivých střel například vyžaduje charge, protože stvoření živlu stojí resource. Pokud ale hůlka sesílá kouzlo nevyžadující resource, není ji třeba nabíjet a je možné ji používat opakovaně */</text:p>
      <text:p text:style-name="P144"/>
      <text:p text:style-name="P144">-- nabíjení bude trvat 1 hodinu udržování předmětu aktivního (předmětu se přidá až tolik bodů resourcu, kolik jich má kouzelník k dispozici – nebo míň, když nechce nabíjet do plna, maximálně ale tolik, kolik hůlce chybělo do maxima). K nabíjení předmětů stačí sesílací dovednost školy (tedy dovednost, která určuje kolik má kouzelník k dispozici zdrojů).</text:p>
      <text:p text:style-name="P144"/>
      <text:p text:style-name="P144">/* TODO: Může jeden kouzelník nabít 150 hůlek a postupně je pak vyplácávat?</text:p>
      <text:p text:style-name="P144"><text:soft-page-break/>-- to je otázka. Zní to jako potenciálně příliš velký rezervoár resourců. Na druhou stranu to má svá omezení. Určitě to chce ještě zvášit. */</text:p>
      <text:p text:style-name="P144"/>
      <text:h text:style-name="P167" text:outline-level="9">Aktivace</text:h>
      <text:p text:style-name="P144">Před každým použitím magického předmětu sesílajícího kouzlo (hůlky) je nutné hůlku aktivovat: Jednokolové soustředění. Nabití vydrží po dobu udržování. </text:p>
      <text:p text:style-name="P144"/>
      <text:h text:style-name="P167" text:outline-level="9">Spouštění</text:h>
      <text:p text:style-name="P157">Vlastní použití hůlky nevyžaduje soustředění, obvykle stačí předmět namířit a vyslovit heslo. I tak to ale zabere jedno kolo (aktivace předmětu chvíli trvá).</text:p>
      <text:p text:style-name="P157"/>
      <text:p text:style-name="P144">-- sesláním kouzla se hůlka dekativuje, leda by bylo sesláno udržované kouzlo (pak je dál aktivní, ale udržuje kouzlo (tak dlouho, jak dlouho ji postava udržuje aktivní)). Zrušení udržování deaktivuje hůlku a na nové seslání je ji třeba znovu aktivovat.</text:p>
      <text:p text:style-name="P144"/>
      <text:p text:style-name="P144">Spouštění se obvykle provádí nějakým heslem. Jsou ale možné i jiné metody (mačkání čudlíku, atp.)</text:p>
      <text:p text:style-name="P144"/>
      <text:p text:style-name="P144">Více kouzel v jednom předmětu</text:p>
      <text:p text:style-name="P144">-- asi půjde, aktivace různými hesly. Nabití funguje na všechna kouzla (pokud je tedy nabito dostatečným hodnocením).</text:p>
      <text:p text:style-name="P144"/>
      <text:p text:style-name="P144">-- Je možné mít aktivovaných víc hůlek současně (do udržovacího limitu). Pokud je má postava připravené </text:p>
      <text:p text:style-name="P144"><text:soft-page-break/>(podobně jako dýky v bandalíru), tak pak může použít každé kolo jednu.</text:p>
      <text:p text:style-name="P144">/* Dost možná bude stačit držet v ruce víc hůlek najednou – pokud se každá spouští jiným heslem, tak se prostě spustí jen ta správná.</text:p>
      <text:p text:style-name="P144">Q: Co se stane, když bude mít postava aktivovaných víc hůlek najednou a všechny se spouští stejným heslem? To je dobrá otázka. Určitě nepůjde o útok na víc cílů současně. Buď by to mohlo udělat nějaký bumbác (magická interference, to je asi nejlepší nápad), nebo to bude třeba vyhodnotit podobně jako výstřel dvou šípů). */</text:p>
      <text:p text:style-name="P144"/>
      <text:h text:style-name="P167" text:outline-level="9">Udržování</text:h>
      <text:p text:style-name="P144">Hůlka může umět seslat udržované kouzlo. Kouzlo ale neudržuje hůlka, ale ten, kdo ji použil (respektive ten udržuje hůlku a ta udržuje kouzlo).</text:p>
      <text:p text:style-name="P144"/>
      <text:p text:style-name="P144">Příklad:</text:p>
      <text:p text:style-name="P144"/>
      <text:h text:style-name="P146" text:outline-level="7">Ohnivá hůlka</text:h>
      <text:p text:style-name="P157">Hodnocení: 5</text:p>
      <text:p text:style-name="P157">Vzácnost: 5</text:p>
      <text:p text:style-name="P157">Kapacita nabití: 5</text:p>
      <text:p text:style-name="P144">Dostřel: 50 s</text:p>
      <text:h text:style-name="P146" text:outline-level="7">Blesková hůlka</text:h>
      <text:p text:style-name="P157">Hodnocení: 5</text:p>
      <text:p text:style-name="P157">Vzácnost: 5</text:p>
      <text:p text:style-name="P157">Kapacita nabití: 5</text:p>
      <text:p text:style-name="P144">Dostřel: 50 s</text:p>
      <text:p text:style-name="P144"><text:soft-page-break/>Nejdříve je třeba hůlku aktivovat (jako každý magický item) a udržovat aktivovanou (zabere jeden udržovací slot).</text:p>
      <text:p text:style-name="P144">Aktivovalnou hůlku je následně možné spustit pronesením správného hesla. V ten okamžik z hůlky vystřelí ohnivý zášleh (energetický výboj) přesně ve směru, kterým špice hůlky ukazuje.</text:p>
      <text:p text:style-name="P144">Vyhodnocení: Útok dovedností Používání magických hůlek, síla zbraně je 2/+3.</text:p>
      <text:p text:style-name="P144">Každé použití (ať už bude něco zasaženo nebo ne) sníží náboj hůlky o 1 /* Protože dochází k tvorbě živlu z ničeho, takže jde o kouzlo vyžadující použití resourcu */ a hůlka se deaktivuje, takže je ji na další výstřel potřeba znovu aktivovat (což opět zabere 1 kolo aktivace). Vybitou hůlku je stále možné aktivovat, po pronesení spouštěcího hesla se už ale nic nestane.</text:p>
      <text:p text:style-name="P144">Nabíjení hůlky může provést runový mág, jde o převod jeho vlastních osobních run /* Asi by na to měla stačit dovednost Runová magie. Kouzelník si pak samozřejmě může přenesené resoucy domeditovat, hůlka mu je neblokuje. */</text:p>
      <text:p text:style-name="P144">/* Dostřel je asi základní, takže bez postihu na útok. Vyšší pásma dostřelu hůlky nemají, projektil totiž.. hmm..</text:p>
      <text:p text:style-name="P144">-- U blesků by dávalo smysl, kdyby v dosahu musel být nějaký pevný cíl (takže blesk přeskočí mezi hůlkou a cílem (což by znamenalo, že když tam žádný pevný cíl není (jinými slovy útok minul), tak ani nedojde k aktivaci a nestojí to resource - neplatilo by to ale v případě, že je v dostřelu daném směrem něco jiného, například stěna). U ohně by zas dávalo smysl, aby to byl podobný princip jako fireball, tzn byl by to jen základní dostřel, ale ohnivá střela by dokázala doletět i za dosah magického působení. No uvidíme. */</text:p>
      <text:p text:style-name="P144"/>
      <text:h text:style-name="P146" text:outline-level="7"><text:soft-page-break/>Kouzlící svitky</text:h>
      <text:p text:style-name="P144">V podstatě to samé, co hůlky. Svitky mají ale omezení v tom, že na ně je možné zapsat pouze kouzlo s působností na celý prostor (výrobce tedy musí znát modifikaci pro prostorové seslání a kouzlo na svitku bude mít sílu sníženou o 2 za použití této modifikace).</text:p>
      <text:p text:style-name="P144"/>
      <text:p text:style-name="P144">-- teoreticky by mohlo jít tvarovat zasažený prostor při psaní svitku, ale jen tak, že nebude potřeba směrový vektor. Jde tedy říct, že kouzlo nezasáhne oblast v dosahu 2 sáhů od svitku (takže to nejspíš vynechá čtenáře), ale nejde určit jen nějakou výseč (svitky na rozdíl od hůlek nemají při přečtení určený směr).</text:p>
      <text:p text:style-name="P144"/>
      <text:p text:style-name="P144">-- svitky je možné nabíjet resourcem stejně jako jiné předměty, jejich kapacita je klasicky rovna hodnocení.</text:p>
      <text:p text:style-name="P144"/>
      <text:p text:style-name="P144">Svitky rozhodně neumožňují sesílat kouzla, která kouzelník nezná, ve stejném rozsahu, jako se běžně kouzla sesílají (včetně tvarování kouzla, atd.). Stejně jako všechny předměty sesílající kouzla musí mít přesně dané, jak seslané kouzlo vypadá.</text:p>
      <text:p text:style-name="P144"/>
      <text:p text:style-name="P144">-- na psaní svitků se taky používá dovednost runotepectví (repsketive v tomhle případě spíš runopisectví ;<text:span text:style-name="T151">-)</text:span><text:span text:style-name="T1">).</text:span></text:p>
      <text:p text:style-name="P144"/>
      <text:h text:style-name="P147" text:outline-level="7">Svitky opatřené kozuly</text:h>
      <text:p text:style-name="P143"/>
      <text:p text:style-name="P143"><text:soft-page-break/>TODO: Svitek z testovací hry: Po rozlomení pečeti něco odvypráví a pak se sám spálí.</text:p>
      <text:p text:style-name="P143">/* Měla by to asi být mistrovská (pětková) magie. */</text:p>
      <text:p text:style-name="P143"/>
      <text:p text:style-name="P143">Kromě svitků sesílajících kouzla jsou ještě k dispozici svitky nějakým způsobem magicky upravené (třeba chráněné proti neoprávněnému přečtení.</text:p>
      <text:p text:style-name="P143">-- nějaký čas po rozlomení pečeti svitek sám shoří</text:p>
      <text:p text:style-name="P143">-- pečeť se sama rozlomí po pronesení hesla. Jiný způsob rozlomení či oddělení pečeti od svitku svitek zničí (a dost možná udělá bugr i kolem)</text:p>
      <text:p text:style-name="P143">/* Problém s těmito kouzly je v dosud přijímaném principu, že předměty kouzlí, jen když je někdo předem aktivuje. Asi to bude muset být tak, že je možné vytvořit i jednorázově nabitý předmět – vlastně předseslané kouzlo. Je otázka, jestli to bude vyžadovat, aby toto kouzlo po celou dobu autor udržoval (tedy když postava dostane samovznětný svitek, tak to znamená, že od autora svitku vede ke svitku magické spojení, přes které autor svitek udržuje. */</text:p>
      <text:p text:style-name="P144"/>
      <text:list xml:id="list1924141313" text:style-name="WW8Num12">
        <text:list-item>
          <text:p text:style-name="P165">pouze kouzla, která nevyžadují jinou než verbální komponentu. /* To taky celkem dává smysl. Respektive by to znamenalo, že kouzlo na svitku musí mít modifikátor za seslání bez gestikulace (navíc k modifikátoru za prostorové seslání) */</text:p>
        </text:list-item>
        <text:list-item>
          <text:p text:style-name="P165">zároveň by to znamenalo, že text svitku je skutečně nutné přečíst (nebo odrecitovat), protože to splňuje verbální komponentu.</text:p>
        </text:list-item>
      </text:list>
      <text:p text:style-name="P144"/>
      <text:p text:style-name="P143">Jednorázové svitky</text:p>
      <text:p text:style-name="P143"><text:soft-page-break/>-- pokud přece jen půjde vytvořit předmět nabitý jedním kouzlem, tak to asi dává smysl i u svitků. Aktivace nejspíš bude tradičně rozlomením pečeti.</text:p>
      <text:p text:style-name="P143">-- jednorázové svitky (či jiné jednorázové předměty, třeba nějaké fetiše) nemohou obsahovat udržovaná kouzla (vzplanutí na svitek není udržované, takže ok).</text:p>
      <text:p text:style-name="P144"/>
      <text:p text:style-name="P156">3. svitky opatřené kouzlem</text:p>
      <text:p text:style-name="P156">Vytvoření takového svitku funguje na principu dlouhodobého sesílání (předsesílání) – trvá to tedy zatraceně dlouho (obdobný postup jako magical charged items).</text:p>
      <text:list xml:id="list3866653191" text:style-name="WW8Num13">
        <text:list-item>
          <text:p text:style-name="P166">v tomto případě není cílem svitku seslat určené kouzlo. Obvykle bývá cílem připojeného kouzla, aby svitek nepřečetla neoprávněná osoba.</text:p>
        </text:list-item>
        <text:list-item>
          <text:p text:style-name="P166">Správné rozbalení svitku (rozlomení pečeti) může zahrnovat: Odříkání nějaké formule (psaná a mluvená slova rezonují, tohoto efektu je možné využít pro detekci mluvené řeči). Do pečeti může být nutné obtisknout stejný pečetní prsten (nejlépe magický, aby došlo k rezonanci kouzel).</text:p>
        </text:list-item>
        <text:list-item>
          <text:p text:style-name="P166">Nejčastější případ připojeného kouzla je nějaká forma ohně – svitek tedy při nesprávném rozlomení pečeti shoří (vtip je v tom, že tady stačí Force 1 poměrně jednoduchého kouzla, takže netrvá až tak dlouho to vytvořit)</text:p>
        </text:list-item>
        <text:list-item>
          <text:p text:style-name="P166">Méně častý případ je magická past, připojené kouzlo se pokusí nějakým způsobem ublížit osobě, která jej aktivovala.</text:p>
        </text:list-item>
        <text:list-item>
          <text:p text:style-name="P166">Další varianta je, že ať už je pečeť rozlomena jakkoliv, svitek shoří po určité době od rozlomení</text:p>
        </text:list-item>
      </text:list>
      <text:p text:style-name="P144"/>
      <text:h text:style-name="P146" text:outline-level="7">Portály</text:h>
      <text:p text:style-name="P144">/* Runové očarování */</text:p>
      <text:p text:style-name="P144"/>
      <text:h text:style-name="P146" text:outline-level="7">Levitační výtahy</text:h>
      <text:p text:style-name="P144">/* Runové očarování */</text:p>
      <text:p text:style-name="P156"><text:soft-page-break/></text:p>
      <text:p text:style-name="P142"/>
      <text:h text:style-name="P201" text:outline-level="3">Runové očarování</text:h>
      <text:p text:style-name="P157"/>
      <text:p text:style-name="P157">Zatím požadavky vidím na:</text:p>
      <text:p text:style-name="P157">-- stejně jako kouzlo (tzn Runová magie) + Runotepectví (coby řemeslná dovednost)</text:p>
      <text:p text:style-name="P157"/>
      <text:h text:style-name="P146" text:outline-level="7">Runa ochrany před mrazem/ohněm/energií</text:h>
      <text:p text:style-name="P144"/>
      <text:h text:style-name="P146" text:outline-level="7">Magická lampa </text:h>
      <text:p text:style-name="P144">/* Svítící koule */</text:p>
      <text:p text:style-name="P144">-- runový enchanting, Vandeina škola</text:p>
      <text:p text:style-name="P157"/>
      <text:h text:style-name="P146" text:outline-level="7">Létající koberec</text:h>
      <text:p text:style-name="P157"/>
      <text:h text:style-name="P146" text:outline-level="7">Plášť neviditelnosti</text:h>
      <text:p text:style-name="P157"/>
      <text:h text:style-name="P201" text:outline-level="3">Evokace</text:h>
      <text:p text:style-name="P157">/* Evokace (= vyvolávání), Tvorba magických bytostí a předmětů */</text:p>
      <text:p text:style-name="P157">-- tedy ano, pod evokaci patří výroba „intelignentích“ magických předmětů.</text:p>
      <text:p text:style-name="P145">/*</text:p>
      <text:p text:style-name="P145">Pro srovnání: Invokace je vzývání, tj. nejspíš nějaké božské bytosti.</text:p>
      <text:p text:style-name="P145">*/</text:p>
      <text:p text:style-name="P145">/*</text:p>
      <text:p text:style-name="P159"><text:soft-page-break/>Knihy</text:p>
      <text:p text:style-name="P159">-- kromě vzkazových a překladových knih by se možná hodily knihy s automatickým vyhledáváním (no idea how it would work – možná podle hesel? No proč ne, řeknu nějaké heslo a kniha se sama nalistuje na příslušnou stránku.)</text:p>
      <text:p text:style-name="P159">/* To už patří pod tvorbu magických bytostí */</text:p>
      <text:p text:style-name="P145">*/</text:p>
      <text:p text:style-name="P145"/>
      <text:h text:style-name="P146" text:outline-level="7">Vzkazová kniha</text:h>
      <text:p text:style-name="P153">Co se do jedné napíše (ideálně třeba krví), se ve druhé objeví. Knihy mezi sebou mají magický link.</text:p>
      <text:p text:style-name="P157"/>
      <text:h text:style-name="P146" text:outline-level="7">Překladová kniha</text:h>
      <text:p text:style-name="P153"><text:tab/>Na jednu stránku se něco napíše, na druhé se objeví přeložený text.</text:p>
      <text:p text:style-name="P153"><text:tab/>Kniha je ve skutečnosti magická bytost, kterou někdo naučil oba jazyky. Může k tomu třeba občas přidat nějaký vlastní komentář.</text:p>
      <text:p text:style-name="P161"><text:tab/>Umět bude nejspíš jen tyto dva jazyky. Kdyby uměla víc, tak bude záležet na tom, na kterou stránku se text napíše – do takového jazyka jej kniha přeloží.</text:p>
      <text:p text:style-name="P145"/>
      <text:h text:style-name="P146" text:outline-level="7">Magické mapy</text:h>
      <text:p text:style-name="P156"><text:tab/>Magické mapy zní zajímavě, například mapa vyhledávací (link na konkrétní osobu).</text:p>
      <text:p text:style-name="P156"/>
      <text:p text:style-name="P157"><text:span text:style-name="T1">-- mapa zobrazující pozici mapy na mapě (zní to zašmodrchaně, ale dává to smysl :</text:span><text:span text:style-name="T151">)</text:span><text:span text:style-name="T1">)</text:span></text:p>
      <text:p text:style-name="P156"/>
      <text:p text:style-name="P156">Vyhledávací mapa</text:p>
      <text:p text:style-name="P156">IDEA: Mapa zobrazuje pozici druhého konce magického spojení, což bude asi nějaký předmět s mapou svázaný.</text:p>
      <text:p text:style-name="P162">/* Systémově už vyhledávací mapy budou spadat do kategorie tvorby magických bytostí */</text:p>
      <text:p text:style-name="P145"/>
      <text:p text:style-name="P145"><text:soft-page-break/>TODO: Golem z testovací hry: Součást obranného zařízení objektu. Pronesením zaklínadla a dotekem čaroděj golema aktivoval (a pak mu asi slovem přikazoval).</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8T21:06:30.006000000</dc:date>
    <meta:print-date>2113-01-01T00:00:00</meta:print-date>
    <meta:editing-cycles>10233</meta:editing-cycles>
    <meta:editing-duration>P30DT15H8M15S</meta:editing-duration>
    <meta:generator>LibreOffice/6.0.5.2$Windows_X86_64 LibreOffice_project/54c8cbb85f300ac59db32fe8a675ff7683cd5a16</meta:generator>
    <meta:document-statistic meta:table-count="0" meta:image-count="0" meta:object-count="0" meta:page-count="40" meta:paragraph-count="459" meta:word-count="5835" meta:character-count="35833" meta:non-whitespace-character-count="30471"/>
  </office:meta>
</office:document-meta>
</file>